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3-6422</text:p>
          </table:table-cell>
          <table:table-cell office:value-type="string">
            <text:p>ASTRONOMIA / FÍSICA <text:s text:c="30"/></text:p>
          </table:table-cell>
          <table:table-cell office:value-type="string">
            <text:p>A Física na Escol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0300</text:p>
          </table:table-cell>
          <table:table-cell office:value-type="string">
            <text:p>ASTRONOMIA / FÍSICA <text:s text:c="30"/></text:p>
          </table:table-cell>
          <table:table-cell office:value-type="string">
            <text:p>ACM Computing Survey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10</text:p>
          </table:table-cell>
          <table:table-cell office:value-type="string">
            <text:p>ASTRONOMIA / FÍSICA <text:s text:c="30"/></text:p>
          </table:table-cell>
          <table:table-cell office:value-type="string">
            <text:p>Acoustical Phys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0851</text:p>
          </table:table-cell>
          <table:table-cell office:value-type="string">
            <text:p>ASTRONOMIA / FÍSICA <text:s text:c="30"/></text:p>
          </table:table-cell>
          <table:table-cell office:value-type="string">
            <text:p>ACS Nan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237</text:p>
          </table:table-cell>
          <table:table-cell office:value-type="string">
            <text:p>ASTRONOMIA / FÍSICA <text:s text:c="30"/></text:p>
          </table:table-cell>
          <table:table-cell office:value-type="string">
            <text:p>Acta Astronom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7673</text:p>
          </table:table-cell>
          <table:table-cell office:value-type="string">
            <text:p>ASTRONOMIA / FÍSICA <text:s text:c="30"/></text:p>
          </table:table-cell>
          <table:table-cell office:value-type="string">
            <text:p>Acta Crystallographica. Section A, Foundations of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7681</text:p>
          </table:table-cell>
          <table:table-cell office:value-type="string">
            <text:p>ASTRONOMIA / FÍSICA <text:s text:c="30"/></text:p>
          </table:table-cell>
          <table:table-cell office:value-type="string">
            <text:p>Acta Crystallographica. Section B, Struc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2701</text:p>
          </table:table-cell>
          <table:table-cell office:value-type="string">
            <text:p>ASTRONOMIA / FÍSICA <text:s text:c="30"/></text:p>
          </table:table-cell>
          <table:table-cell office:value-type="string">
            <text:p>Acta Crystallographica. Section C, Crystal Structure Communications.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ASTRONOMIA / FÍSICA <text:s text:c="30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ASTRONOMIA / FÍSICA <text:s text:c="30"/></text:p>
          </table:table-cell>
          <table:table-cell office:value-type="string">
            <text:p>Acta Crystallographica. Section 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ASTRONOMIA / FÍSICA <text:s text:c="30"/></text:p>
          </table:table-cell>
          <table:table-cell office:value-type="string">
            <text:p>Acta Crystallographica. Section 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ASTRONOMIA / FÍSICA <text:s text:c="30"/></text:p>
          </table:table-cell>
          <table:table-cell office:value-type="string">
            <text:p>Acta Materiali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166</text:p>
          </table:table-cell>
          <table:table-cell office:value-type="string">
            <text:p>ASTRONOMIA / FÍSICA <text:s text:c="30"/></text:p>
          </table:table-cell>
          <table:table-cell office:value-type="string">
            <text:p>Acta Mechanica Solida Si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ASTRONOMIA / FÍSICA <text:s text:c="30"/></text:p>
          </table:table-cell>
          <table:table-cell office:value-type="string">
            <text:p>Acta Oecologica (Montroug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9-7580</text:p>
          </table:table-cell>
          <table:table-cell office:value-type="string">
            <text:p>ASTRONOMIA / FÍSICA <text:s text:c="30"/></text:p>
          </table:table-cell>
          <table:table-cell office:value-type="string">
            <text:p>Acta Physica Hungarica. Heavy Ion Phys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7-4246</text:p>
          </table:table-cell>
          <table:table-cell office:value-type="string">
            <text:p>ASTRONOMIA / FÍSICA <text:s text:c="30"/></text:p>
          </table:table-cell>
          <table:table-cell office:value-type="string">
            <text:p>Acta Physica Polonica. 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7-4254</text:p>
          </table:table-cell>
          <table:table-cell office:value-type="string">
            <text:p>ASTRONOMIA / FÍSICA <text:s text:c="30"/></text:p>
          </table:table-cell>
          <table:table-cell office:value-type="string">
            <text:p>Acta Physica Polonica.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9-2358</text:p>
          </table:table-cell>
          <table:table-cell office:value-type="string">
            <text:p>ASTRONOMIA / FÍSICA <text:s text:c="30"/></text:p>
          </table:table-cell>
          <table:table-cell office:value-type="string">
            <text:p>Acta Physica Polonica. B, Proceedings Suppl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2709</text:p>
          </table:table-cell>
          <table:table-cell office:value-type="string">
            <text:p>ASTRONOMIA / FÍSICA <text:s text:c="30"/></text:p>
          </table:table-cell>
          <table:table-cell office:value-type="string">
            <text:p>Acta Polytech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ASTRONOMIA / FÍSICA <text:s text:c="30"/></text:p>
          </table:table-cell>
          <table:table-cell office:value-type="string">
            <text:p>Acta Trop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301X</text:p>
          </table:table-cell>
          <table:table-cell office:value-type="string">
            <text:p>ASTRONOMIA / FÍSICA <text:s text:c="30"/></text:p>
          </table:table-cell>
          <table:table-cell office:value-type="string">
            <text:p>Advanced Functional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9648</text:p>
          </table:table-cell>
          <table:table-cell office:value-type="string">
            <text:p>ASTRONOMIA / FÍSICA <text:s text:c="30"/></text:p>
          </table:table-cell>
          <table:table-cell office:value-type="string">
            <text:p>Advanced Materials (Weinheim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3-1311</text:p>
          </table:table-cell>
          <table:table-cell office:value-type="string">
            <text:p>ASTRONOMIA / FÍSICA <text:s text:c="30"/></text:p>
          </table:table-cell>
          <table:table-cell office:value-type="string">
            <text:p>Advanced Studies in Theoretical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8838</text:p>
          </table:table-cell>
          <table:table-cell office:value-type="string">
            <text:p>ASTRONOMIA / FÍSICA <text:s text:c="30"/></text:p>
          </table:table-cell>
          <table:table-cell office:value-type="string">
            <text:p>Advances in In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732</text:p>
          </table:table-cell>
          <table:table-cell office:value-type="string">
            <text:p>ASTRONOMIA / FÍSICA <text:s text:c="30"/></text:p>
          </table:table-cell>
          <table:table-cell office:value-type="string">
            <text:p>Advances in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ASTRONOMIA / FÍSICA <text:s text:c="30"/></text:p>
          </table:table-cell>
          <table:table-cell office:value-type="string">
            <text:p>Advances in Space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826</text:p>
          </table:table-cell>
          <table:table-cell office:value-type="string">
            <text:p>ASTRONOMIA / FÍSICA <text:s text:c="30"/></text:p>
          </table:table-cell>
          <table:table-cell office:value-type="string">
            <text:p>Aerosol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ASTRONOMIA / FÍSICA <text:s text:c="30"/></text:p>
          </table:table-cell>
          <table:table-cell office:value-type="string">
            <text:p>AIP Conference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4055</text:p>
          </table:table-cell>
          <table:table-cell office:value-type="string">
            <text:p>ASTRONOMIA / FÍSICA <text:s text:c="30"/></text:p>
          </table:table-cell>
          <table:table-cell office:value-type="string">
            <text:p>ALASBIMN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05</text:p>
          </table:table-cell>
          <table:table-cell office:value-type="string">
            <text:p>ASTRONOMIA / FÍSICA <text:s text:c="30"/></text:p>
          </table:table-cell>
          <table:table-cell office:value-type="string">
            <text:p>American Journal of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ASTRONOMIA / FÍSICA <text:s text:c="30"/></text:p>
          </table:table-cell>
          <table:table-cell office:value-type="string">
            <text:p>Anais Brasileiros de Derma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ASTRONOMIA / FÍSICA <text:s text:c="30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ASTRONOMIA / FÍSICA <text:s text:c="30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4324</text:p>
          </table:table-cell>
          <table:table-cell office:value-type="string">
            <text:p>ASTRONOMIA / FÍSICA <text:s text:c="30"/></text:p>
          </table:table-cell>
          <table:table-cell office:value-type="string">
            <text:p>Analytica Chimica Act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ASTRONOMIA / FÍSICA <text:s text:c="30"/></text:p>
          </table:table-cell>
          <table:table-cell office:value-type="string">
            <text:p>Analytica 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851</text:p>
          </table:table-cell>
          <table:table-cell office:value-type="string">
            <text:p>ASTRONOMIA / FÍSICA <text:s text:c="30"/></text:p>
          </table:table-cell>
          <table:table-cell office:value-type="string">
            <text:p>Angewandte Chemie (International e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804</text:p>
          </table:table-cell>
          <table:table-cell office:value-type="string">
            <text:p>ASTRONOMIA / FÍSICA <text:s text:c="30"/></text:p>
          </table:table-cell>
          <table:table-cell office:value-type="string">
            <text:p>Annalen der Physik (Leipzi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7017</text:p>
          </table:table-cell>
          <table:table-cell office:value-type="string">
            <text:p>ASTRONOMIA / FÍSICA <text:s text:c="30"/></text:p>
          </table:table-cell>
          <table:table-cell office:value-type="string">
            <text:p>Annales de l'Institut Henri Poincaré. B, Probabilités et Statistiqu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2-7689</text:p>
          </table:table-cell>
          <table:table-cell office:value-type="string">
            <text:p>ASTRONOMIA / FÍSICA <text:s text:c="30"/></text:p>
          </table:table-cell>
          <table:table-cell office:value-type="string">
            <text:p>Annales Geophysicae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0637</text:p>
          </table:table-cell>
          <table:table-cell office:value-type="string">
            <text:p>ASTRONOMIA / FÍSICA <text:s text:c="30"/></text:p>
          </table:table-cell>
          <table:table-cell office:value-type="string">
            <text:p>Annales Henri Poincaré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964</text:p>
          </table:table-cell>
          <table:table-cell office:value-type="string">
            <text:p>ASTRONOMIA / FÍSICA <text:s text:c="30"/></text:p>
          </table:table-cell>
          <table:table-cell office:value-type="string">
            <text:p>Annals of Biomed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49</text:p>
          </table:table-cell>
          <table:table-cell office:value-type="string">
            <text:p>ASTRONOMIA / FÍSICA <text:s text:c="30"/></text:p>
          </table:table-cell>
          <table:table-cell office:value-type="string">
            <text:p>Annals of Nuclear Ener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16</text:p>
          </table:table-cell>
          <table:table-cell office:value-type="string">
            <text:p>ASTRONOMIA / FÍSICA <text:s text:c="30"/></text:p>
          </table:table-cell>
          <table:table-cell office:value-type="string">
            <text:p>Annals of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146</text:p>
          </table:table-cell>
          <table:table-cell office:value-type="string">
            <text:p>ASTRONOMIA / FÍSICA <text:s text:c="30"/></text:p>
          </table:table-cell>
          <table:table-cell office:value-type="string">
            <text:p>Annual Review of Astronomy and Astro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26X</text:p>
          </table:table-cell>
          <table:table-cell office:value-type="string">
            <text:p>ASTRONOMIA / FÍSICA <text:s text:c="30"/></text:p>
          </table:table-cell>
          <table:table-cell office:value-type="string">
            <text:p>Annual Review of Phys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78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Cancer Research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Catalysis. A, Gener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Catalysis. B, Environmen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347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Magnetic Resona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630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Physics. A, Materials Science &amp; Processing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250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Physics. A, Solids and Surfaces (Cessou em 1994. Cont. 0947-8396 Applied Physics. A, Materials Science &amp; Processin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71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Physics. B, Lasers and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Radiation and Isotop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028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ASTRONOMIA / FÍSICA <text:s text:c="30"/></text:p>
          </table:table-cell>
          <table:table-cell office:value-type="string">
            <text:p>Applied 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ASTRONOMIA / FÍSICA <text:s text:c="30"/></text:p>
          </table:table-cell>
          <table:table-cell office:value-type="string">
            <text:p>Archives of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37</text:p>
          </table:table-cell>
          <table:table-cell office:value-type="string">
            <text:p>ASTRONOMIA / FÍSICA <text:s text:c="30"/></text:p>
          </table:table-cell>
          <table:table-cell office:value-type="string">
            <text:p>Astronomische Nachrichte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61</text:p>
          </table:table-cell>
          <table:table-cell office:value-type="string">
            <text:p>ASTRONOMIA / FÍSICA <text:s text:c="30"/></text:p>
          </table:table-cell>
          <table:table-cell office:value-type="string">
            <text:p>Astronomy &amp; Astrophysics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138</text:p>
          </table:table-cell>
          <table:table-cell office:value-type="string">
            <text:p>ASTRONOMIA / FÍSICA <text:s text:c="30"/></text:p>
          </table:table-cell>
          <table:table-cell office:value-type="string">
            <text:p>Astronomy &amp; Astrophysics. Supplement Series (Print) (Cessou em 2000. Foi absorvido pelo ISSN 0004-6361 Astronomy &amp; Astrophysics (Berlin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37</text:p>
          </table:table-cell>
          <table:table-cell office:value-type="string">
            <text:p>ASTRONOMIA / FÍSICA <text:s text:c="30"/></text:p>
          </table:table-cell>
          <table:table-cell office:value-type="string">
            <text:p>Astronomy Letter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29</text:p>
          </table:table-cell>
          <table:table-cell office:value-type="string">
            <text:p>ASTRONOMIA / FÍSICA <text:s text:c="30"/></text:p>
          </table:table-cell>
          <table:table-cell office:value-type="string">
            <text:p>Astronomy Report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6505</text:p>
          </table:table-cell>
          <table:table-cell office:value-type="string">
            <text:p>ASTRONOMIA / FÍSICA <text:s text:c="30"/></text:p>
          </table:table-cell>
          <table:table-cell office:value-type="string">
            <text:p>Astroparticle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6512</text:p>
          </table:table-cell>
          <table:table-cell office:value-type="string">
            <text:p>ASTRONOMIA / FÍSICA <text:s text:c="30"/></text:p>
          </table:table-cell>
          <table:table-cell office:value-type="string">
            <text:p>Astrophysical Letters &amp; Commun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40X</text:p>
          </table:table-cell>
          <table:table-cell office:value-type="string">
            <text:p>ASTRONOMIA / FÍSICA <text:s text:c="30"/></text:p>
          </table:table-cell>
          <table:table-cell office:value-type="string">
            <text:p>Astrophysics and Space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24</text:p>
          </table:table-cell>
          <table:table-cell office:value-type="string">
            <text:p>ASTRONOMIA / FÍSICA <text:s text:c="30"/></text:p>
          </table:table-cell>
          <table:table-cell office:value-type="string">
            <text:p>Atmospheric Chemistry and Phys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16</text:p>
          </table:table-cell>
          <table:table-cell office:value-type="string">
            <text:p>ASTRONOMIA / FÍSICA <text:s text:c="30"/></text:p>
          </table:table-cell>
          <table:table-cell office:value-type="string">
            <text:p>Atmospheric Chemistry and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67</text:p>
          </table:table-cell>
          <table:table-cell office:value-type="string">
            <text:p>ASTRONOMIA / FÍSICA <text:s text:c="30"/></text:p>
          </table:table-cell>
          <table:table-cell office:value-type="string">
            <text:p>Atmospheric Chemistry and Physics Discuss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ASTRONOMIA / FÍSICA <text:s text:c="30"/></text:p>
          </table:table-cell>
          <table:table-cell office:value-type="string">
            <text:p>Atmospheric Environment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40X</text:p>
          </table:table-cell>
          <table:table-cell office:value-type="string">
            <text:p>ASTRONOMIA / FÍSICA <text:s text:c="30"/></text:p>
          </table:table-cell>
          <table:table-cell office:value-type="string">
            <text:p>Atomic Data and Nuclear Data Tabl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40</text:p>
          </table:table-cell>
          <table:table-cell office:value-type="string">
            <text:p>ASTRONOMIA / FÍSICA <text:s text:c="30"/></text:p>
          </table:table-cell>
          <table:table-cell office:value-type="string">
            <text:p>Avisa Lá (Centro de Estudos e Informações Crechepla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ASTRONOMIA / FÍSICA <text:s text:c="30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ASTRONOMIA / FÍSICA <text:s text:c="30"/></text:p>
          </table:table-cell>
          <table:table-cell office:value-type="string">
            <text:p>Biochimica et Biophysica Acta. Biomembra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ASTRONOMIA / FÍSICA <text:s text:c="30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ASTRONOMIA / FÍSICA <text:s text:c="30"/></text:p>
          </table:table-cell>
          <table:table-cell office:value-type="string">
            <text:p>Biochimie (Pari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ASTRONOMIA / FÍSICA <text:s text:c="30"/></text:p>
          </table:table-cell>
          <table:table-cell office:value-type="string">
            <text:p>Bioinformatics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ASTRONOMIA / FÍSICA <text:s text:c="30"/></text:p>
          </table:table-cell>
          <table:table-cell office:value-type="string">
            <text:p>BioMetal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ASTRONOMIA / FÍSICA <text:s text:c="30"/></text:p>
          </table:table-cell>
          <table:table-cell office:value-type="string">
            <text:p>Bioorganic &amp; Medicin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ASTRONOMIA / FÍSICA <text:s text:c="30"/></text:p>
          </table:table-cell>
          <table:table-cell office:value-type="string">
            <text:p>Biophys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ASTRONOMIA / FÍSICA <text:s text:c="30"/></text:p>
          </table:table-cell>
          <table:table-cell office:value-type="string">
            <text:p>Biophysical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ASTRONOMIA / FÍSICA <text:s text:c="30"/></text:p>
          </table:table-cell>
          <table:table-cell office:value-type="string">
            <text:p>Biopolymers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ASTRONOMIA / FÍSICA <text:s text:c="30"/></text:p>
          </table:table-cell>
          <table:table-cell office:value-type="string">
            <text:p>Biosensors &amp; Bioelectro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ASTRONOMIA / FÍSICA <text:s text:c="30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29</text:p>
          </table:table-cell>
          <table:table-cell office:value-type="string">
            <text:p>ASTRONOMIA / FÍSICA <text:s text:c="30"/></text:p>
          </table:table-cell>
          <table:table-cell office:value-type="string">
            <text:p>BMC Plant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ASTRONOMIA / FÍSICA <text:s text:c="30"/></text:p>
          </table:table-cell>
          <table:table-cell office:value-type="string">
            <text:p>BMC Structural Bi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0509</text:p>
          </table:table-cell>
          <table:table-cell office:value-type="string">
            <text:p>ASTRONOMIA / FÍSICA <text:s text:c="30"/></text:p>
          </table:table-cell>
          <table:table-cell office:value-type="string">
            <text:p>BMC Systems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40</text:p>
          </table:table-cell>
          <table:table-cell office:value-type="string">
            <text:p>ASTRONOMIA / FÍSICA <text:s text:c="30"/></text:p>
          </table:table-cell>
          <table:table-cell office:value-type="string">
            <text:p>Boletim - Sociedade Astrônomic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ASTRONOMIA / FÍSICA <text:s text:c="30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3175</text:p>
          </table:table-cell>
          <table:table-cell office:value-type="string">
            <text:p>ASTRONOMIA / FÍSICA <text:s text:c="30"/></text:p>
          </table:table-cell>
          <table:table-cell office:value-type="string">
            <text:p>Boletín de la Sociedad Española de Cerámica y Vid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314</text:p>
          </table:table-cell>
          <table:table-cell office:value-type="string">
            <text:p>ASTRONOMIA / FÍSICA <text:s text:c="30"/></text:p>
          </table:table-cell>
          <table:table-cell office:value-type="string">
            <text:p>Boundary - Layer Meteo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ASTRONOMIA / FÍSICA <text:s text:c="30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ASTRONOMIA / FÍSICA <text:s text:c="30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ASTRONOMIA / FÍSICA <text:s text:c="30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ASTRONOMIA / FÍSICA <text:s text:c="30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ASTRONOMIA / FÍSICA <text:s text:c="30"/></text:p>
          </table:table-cell>
          <table:table-cell office:value-type="string">
            <text:p>Brazilian Journal of Physic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ASTRONOMIA / FÍSICA <text:s text:c="30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0-0157</text:p>
          </table:table-cell>
          <table:table-cell office:value-type="string">
            <text:p>ASTRONOMIA / FÍSICA <text:s text:c="30"/></text:p>
          </table:table-cell>
          <table:table-cell office:value-type="string">
            <text:p>Bulgarian Journal of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537</text:p>
          </table:table-cell>
          <table:table-cell office:value-type="string">
            <text:p>ASTRONOMIA / FÍSICA <text:s text:c="30"/></text:p>
          </table:table-cell>
          <table:table-cell office:value-type="string">
            <text:p>Bulletin - American Astronomical Soci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503</text:p>
          </table:table-cell>
          <table:table-cell office:value-type="string">
            <text:p>ASTRONOMIA / FÍSICA <text:s text:c="30"/></text:p>
          </table:table-cell>
          <table:table-cell office:value-type="string">
            <text:p>Bulletin of the American Physical Society (Cessou em 2006. Cont. Bulletin of the American Physical Society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9-7528</text:p>
          </table:table-cell>
          <table:table-cell office:value-type="string">
            <text:p>ASTRONOMIA / FÍSICA <text:s text:c="30"/></text:p>
          </table:table-cell>
          <table:table-cell office:value-type="string">
            <text:p>Bulletin of the Polish Academy of Sciences. Techn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ASTRONOMIA / FÍSICA <text:s text:c="30"/></text:p>
          </table:table-cell>
          <table:table-cell office:value-type="string">
            <text:p>Caderno Brasileiro de Ensino de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94</text:p>
          </table:table-cell>
          <table:table-cell office:value-type="string">
            <text:p>ASTRONOMIA / FÍSICA <text:s text:c="30"/></text:p>
          </table:table-cell>
          <table:table-cell office:value-type="string">
            <text:p>Caderno Catarinense de Ensino de Física (Cessou em 2001. Cont. ISSN 1677-2334 Caderno Brasileiro de Ensino de Fís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04</text:p>
          </table:table-cell>
          <table:table-cell office:value-type="string">
            <text:p>ASTRONOMIA / FÍSICA <text:s text:c="30"/></text:p>
          </table:table-cell>
          <table:table-cell office:value-type="string">
            <text:p>Canadian Journal of Phys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ASTRONOMIA / FÍSICA <text:s text:c="30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ASTRONOMIA / FÍSICA <text:s text:c="30"/></text:p>
          </table:table-cell>
          <table:table-cell office:value-type="string">
            <text:p>Carbon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ASTRONOMIA / FÍSICA <text:s text:c="30"/></text:p>
          </table:table-cell>
          <table:table-cell office:value-type="string">
            <text:p>Catalysis Toda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ASTRONOMIA / FÍSICA <text:s text:c="30"/></text:p>
          </table:table-cell>
          <table:table-cell office:value-type="string">
            <text:p>Catena (Cremling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958</text:p>
          </table:table-cell>
          <table:table-cell office:value-type="string">
            <text:p>ASTRONOMIA / FÍSICA <text:s text:c="30"/></text:p>
          </table:table-cell>
          <table:table-cell office:value-type="string">
            <text:p>Celestial Mechanics &amp; Dynamical Astronom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4-3608</text:p>
          </table:table-cell>
          <table:table-cell office:value-type="string">
            <text:p>ASTRONOMIA / FÍSICA <text:s text:c="30"/></text:p>
          </table:table-cell>
          <table:table-cell office:value-type="string">
            <text:p>Central European Journal of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ASTRONOMIA / FÍSICA <text:s text:c="30"/></text:p>
          </table:table-cell>
          <table:table-cell office:value-type="string">
            <text:p>Cerâmica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500</text:p>
          </table:table-cell>
          <table:table-cell office:value-type="string">
            <text:p>ASTRONOMIA / FÍSICA <text:s text:c="30"/></text:p>
          </table:table-cell>
          <table:table-cell office:value-type="string">
            <text:p>Chaos (Woodbury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ASTRONOMIA / FÍSICA <text:s text:c="30"/></text:p>
          </table:table-cell>
          <table:table-cell office:value-type="string">
            <text:p>Chaos, Solitons and Frac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48X</text:p>
          </table:table-cell>
          <table:table-cell office:value-type="string">
            <text:p>ASTRONOMIA / FÍSICA <text:s text:c="30"/></text:p>
          </table:table-cell>
          <table:table-cell office:value-type="string">
            <text:p>Chemical Communications (London. 1996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8947</text:p>
          </table:table-cell>
          <table:table-cell office:value-type="string">
            <text:p>ASTRONOMIA / FÍSICA <text:s text:c="30"/></text:p>
          </table:table-cell>
          <table:table-cell office:value-type="string">
            <text:p>Chemical Engineering Journal (199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41</text:p>
          </table:table-cell>
          <table:table-cell office:value-type="string">
            <text:p>ASTRONOMIA / FÍSICA <text:s text:c="30"/></text:p>
          </table:table-cell>
          <table:table-cell office:value-type="string">
            <text:p>Chemical G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ASTRONOMIA / FÍSICA <text:s text:c="30"/></text:p>
          </table:table-cell>
          <table:table-cell office:value-type="string">
            <text:p>Chemical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ASTRONOMIA / FÍSICA <text:s text:c="30"/></text:p>
          </table:table-cell>
          <table:table-cell office:value-type="string">
            <text:p>Chemical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ASTRONOMIA / FÍSICA <text:s text:c="30"/></text:p>
          </table:table-cell>
          <table:table-cell office:value-type="string">
            <text:p>Chemistry &amp; Biodivers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ASTRONOMIA / FÍSICA <text:s text:c="30"/></text:p>
          </table:table-cell>
          <table:table-cell office:value-type="string">
            <text:p>Chemistry of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631</text:p>
          </table:table-cell>
          <table:table-cell office:value-type="string">
            <text:p>ASTRONOMIA / FÍSICA <text:s text:c="30"/></text:p>
          </table:table-cell>
          <table:table-cell office:value-type="string">
            <text:p>ChemSusChem (Weinheim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9271</text:p>
          </table:table-cell>
          <table:table-cell office:value-type="string">
            <text:p>ASTRONOMIA / FÍSICA <text:s text:c="30"/></text:p>
          </table:table-cell>
          <table:table-cell office:value-type="string">
            <text:p>Chinese Journal of Astronomy and Astro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4-1056</text:p>
          </table:table-cell>
          <table:table-cell office:value-type="string">
            <text:p>ASTRONOMIA / FÍSICA <text:s text:c="30"/></text:p>
          </table:table-cell>
          <table:table-cell office:value-type="string">
            <text:p>Chinese Physics 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307X</text:p>
          </table:table-cell>
          <table:table-cell office:value-type="string">
            <text:p>ASTRONOMIA / FÍSICA <text:s text:c="30"/></text:p>
          </table:table-cell>
          <table:table-cell office:value-type="string">
            <text:p>Chinese Physics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ASTRONOMIA / FÍSICA <text:s text:c="30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ASTRONOMIA / FÍSICA <text:s text:c="30"/></text:p>
          </table:table-cell>
          <table:table-cell office:value-type="string">
            <text:p>Ciência e Educação (UNE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ASTRONOMIA / FÍSICA <text:s text:c="30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ASTRONOMIA / FÍSICA <text:s text:c="30"/></text:p>
          </table:table-cell>
          <table:table-cell office:value-type="string">
            <text:p>Classical and Quantum Gra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558</text:p>
          </table:table-cell>
          <table:table-cell office:value-type="string">
            <text:p>ASTRONOMIA / FÍSICA <text:s text:c="30"/></text:p>
          </table:table-cell>
          <table:table-cell office:value-type="string">
            <text:p>Clay Mineral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009</text:p>
          </table:table-cell>
          <table:table-cell office:value-type="string">
            <text:p>ASTRONOMIA / FÍSICA <text:s text:c="30"/></text:p>
          </table:table-cell>
          <table:table-cell office:value-type="string">
            <text:p>Climatic Chang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ASTRONOMIA / FÍSICA <text:s text:c="30"/></text:p>
          </table:table-cell>
          <table:table-cell office:value-type="string">
            <text:p>Colloid and Polym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ASTRONOMIA / FÍSICA <text:s text:c="30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2043</text:p>
          </table:table-cell>
          <table:table-cell office:value-type="string">
            <text:p>ASTRONOMIA / FÍSICA <text:s text:c="30"/></text:p>
          </table:table-cell>
          <table:table-cell office:value-type="string">
            <text:p>Communications in Asteroseism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16</text:p>
          </table:table-cell>
          <table:table-cell office:value-type="string">
            <text:p>ASTRONOMIA / FÍSICA <text:s text:c="30"/></text:p>
          </table:table-cell>
          <table:table-cell office:value-type="string">
            <text:p>Communications in Mathema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5704</text:p>
          </table:table-cell>
          <table:table-cell office:value-type="string">
            <text:p>ASTRONOMIA / FÍSICA <text:s text:c="30"/></text:p>
          </table:table-cell>
          <table:table-cell office:value-type="string">
            <text:p>Communications in Nonlinear Science &amp; Numerical Simul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102</text:p>
          </table:table-cell>
          <table:table-cell office:value-type="string">
            <text:p>ASTRONOMIA / FÍSICA <text:s text:c="30"/></text:p>
          </table:table-cell>
          <table:table-cell office:value-type="string">
            <text:p>Communications in Theoretical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33X</text:p>
          </table:table-cell>
          <table:table-cell office:value-type="string">
            <text:p>ASTRONOMIA / FÍSICA <text:s text:c="30"/></text:p>
          </table:table-cell>
          <table:table-cell office:value-type="string">
            <text:p>Communications on Applied Nonlinear Analy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ASTRONOMIA / FÍSICA <text:s text:c="30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2787</text:p>
          </table:table-cell>
          <table:table-cell office:value-type="string">
            <text:p>ASTRONOMIA / FÍSICA <text:s text:c="30"/></text:p>
          </table:table-cell>
          <table:table-cell office:value-type="string">
            <text:p>Complexity (New York, N.Y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0682</text:p>
          </table:table-cell>
          <table:table-cell office:value-type="string">
            <text:p>ASTRONOMIA / FÍSICA <text:s text:c="30"/></text:p>
          </table:table-cell>
          <table:table-cell office:value-type="string">
            <text:p>Complexity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38</text:p>
          </table:table-cell>
          <table:table-cell office:value-type="string">
            <text:p>ASTRONOMIA / FÍSICA <text:s text:c="30"/></text:p>
          </table:table-cell>
          <table:table-cell office:value-type="string">
            <text:p>Composites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68</text:p>
          </table:table-cell>
          <table:table-cell office:value-type="string">
            <text:p>ASTRONOMIA / FÍSICA <text:s text:c="30"/></text:p>
          </table:table-cell>
          <table:table-cell office:value-type="string">
            <text:p>Composites. Part B,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0597</text:p>
          </table:table-cell>
          <table:table-cell office:value-type="string">
            <text:p>ASTRONOMIA / FÍSICA <text:s text:c="30"/></text:p>
          </table:table-cell>
          <table:table-cell office:value-type="string">
            <text:p>Computational Geosciences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ASTRONOMIA / FÍSICA <text:s text:c="30"/></text:p>
          </table:table-cell>
          <table:table-cell office:value-type="string">
            <text:p>Computational Material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ASTRONOMIA / FÍSICA <text:s text:c="30"/></text:p>
          </table:table-cell>
          <table:table-cell office:value-type="string">
            <text:p>Computer Physics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ASTRONOMIA / FÍSICA <text:s text:c="30"/></text:p>
          </table:table-cell>
          <table:table-cell office:value-type="string">
            <text:p>Computerized Medical Imaging and Graph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ASTRONOMIA / FÍSICA <text:s text:c="30"/></text:p>
          </table:table-cell>
          <table:table-cell office:value-type="string">
            <text:p>Computers and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3-1042</text:p>
          </table:table-cell>
          <table:table-cell office:value-type="string">
            <text:p>ASTRONOMIA / FÍSICA <text:s text:c="30"/></text:p>
          </table:table-cell>
          <table:table-cell office:value-type="string">
            <text:p>Contributions to Plasma Physics (198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643</text:p>
          </table:table-cell>
          <table:table-cell office:value-type="string">
            <text:p>ASTRONOMIA / FÍSICA <text:s text:c="30"/></text:p>
          </table:table-cell>
          <table:table-cell office:value-type="string">
            <text:p>Croatica Chemica Ac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483</text:p>
          </table:table-cell>
          <table:table-cell office:value-type="string">
            <text:p>ASTRONOMIA / FÍSICA <text:s text:c="30"/></text:p>
          </table:table-cell>
          <table:table-cell office:value-type="string">
            <text:p>Crystal Growth &amp;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1300</text:p>
          </table:table-cell>
          <table:table-cell office:value-type="string">
            <text:p>ASTRONOMIA / FÍSICA <text:s text:c="30"/></text:p>
          </table:table-cell>
          <table:table-cell office:value-type="string">
            <text:p>Crystal Research and Technology (1981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45</text:p>
          </table:table-cell>
          <table:table-cell office:value-type="string">
            <text:p>ASTRONOMIA / FÍSICA <text:s text:c="30"/></text:p>
          </table:table-cell>
          <table:table-cell office:value-type="string">
            <text:p>Crystallography Report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ASTRONOMIA / FÍSICA <text:s text:c="30"/></text:p>
          </table:table-cell>
          <table:table-cell office:value-type="string">
            <text:p>Current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626</text:p>
          </table:table-cell>
          <table:table-cell office:value-type="string">
            <text:p>ASTRONOMIA / FÍSICA <text:s text:c="30"/></text:p>
          </table:table-cell>
          <table:table-cell office:value-type="string">
            <text:p>Czechoslovak Journal of Physics (Prague, Print) 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ASTRONOMIA / FÍSICA <text:s text:c="30"/></text:p>
          </table:table-cell>
          <table:table-cell office:value-type="string">
            <text:p>Dental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635</text:p>
          </table:table-cell>
          <table:table-cell office:value-type="string">
            <text:p>ASTRONOMIA / FÍSICA <text:s text:c="30"/></text:p>
          </table:table-cell>
          <table:table-cell office:value-type="string">
            <text:p>Diamond and Related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86</text:p>
          </table:table-cell>
          <table:table-cell office:value-type="string">
            <text:p>ASTRONOMIA / FÍSICA <text:s text:c="30"/></text:p>
          </table:table-cell>
          <table:table-cell office:value-type="string">
            <text:p>Diffusion and Defect Data, Solid State Data. Part A, Defect and Diffusion For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3492</text:p>
          </table:table-cell>
          <table:table-cell office:value-type="string">
            <text:p>ASTRONOMIA / FÍSICA <text:s text:c="30"/></text:p>
          </table:table-cell>
          <table:table-cell office:value-type="string">
            <text:p>Discrete and Continuous Dynamical Systems. Series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ASTRONOMIA / FÍSICA <text:s text:c="30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3128</text:p>
          </table:table-cell>
          <table:table-cell office:value-type="string">
            <text:p>ASTRONOMIA / FÍSICA <text:s text:c="30"/></text:p>
          </table:table-cell>
          <table:table-cell office:value-type="string">
            <text:p>Drug Metabolism Letters LT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29</text:p>
          </table:table-cell>
          <table:table-cell office:value-type="string">
            <text:p>ASTRONOMIA / FÍSICA <text:s text:c="30"/></text:p>
          </table:table-cell>
          <table:table-cell office:value-type="string">
            <text:p>E-Polym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7590</text:p>
          </table:table-cell>
          <table:table-cell office:value-type="string">
            <text:p>ASTRONOMIA / FÍSICA <text:s text:c="30"/></text:p>
          </table:table-cell>
          <table:table-cell office:value-type="string">
            <text:p>Ecography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6737</text:p>
          </table:table-cell>
          <table:table-cell office:value-type="string">
            <text:p>ASTRONOMIA / FÍSICA <text:s text:c="30"/></text:p>
          </table:table-cell>
          <table:table-cell office:value-type="string">
            <text:p>ECS Transaction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062</text:p>
          </table:table-cell>
          <table:table-cell office:value-type="string">
            <text:p>ASTRONOMIA / FÍSICA <text:s text:c="30"/></text:p>
          </table:table-cell>
          <table:table-cell office:value-type="string">
            <text:p>Electrochemical and Solid-Stat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ASTRONOMIA / FÍSICA <text:s text:c="30"/></text:p>
          </table:table-cell>
          <table:table-cell office:value-type="string">
            <text:p>Electrochimica Ac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ASTRONOMIA / FÍSICA <text:s text:c="30"/></text:p>
          </table:table-cell>
          <table:table-cell office:value-type="string">
            <text:p>Energy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ASTRONOMIA / FÍSICA <text:s text:c="30"/></text:p>
          </table:table-cell>
          <table:table-cell office:value-type="string">
            <text:p>Engenharia Sanitária e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4300</text:p>
          </table:table-cell>
          <table:table-cell office:value-type="string">
            <text:p>ASTRONOMIA / FÍSICA <text:s text:c="30"/></text:p>
          </table:table-cell>
          <table:table-cell office:value-type="string">
            <text:p>Entropy (Basel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3983</text:p>
          </table:table-cell>
          <table:table-cell office:value-type="string">
            <text:p>ASTRONOMIA / FÍSICA <text:s text:c="30"/></text:p>
          </table:table-cell>
          <table:table-cell office:value-type="string">
            <text:p>Epidemiology (Cambridge, Mass.,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ASTRONOMIA / FÍSICA <text:s text:c="30"/></text:p>
          </table:table-cell>
          <table:table-cell office:value-type="string">
            <text:p>Epilepsia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0042</text:p>
          </table:table-cell>
          <table:table-cell office:value-type="string">
            <text:p>ASTRONOMIA / FÍSICA <text:s text:c="30"/></text:p>
          </table:table-cell>
          <table:table-cell office:value-type="string">
            <text:p>EPJ. Applied Phys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ASTRONOMIA / FÍSICA <text:s text:c="30"/></text:p>
          </table:table-cell>
          <table:table-cell office:value-type="string">
            <text:p>Eukaryotic Cel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71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Biophysic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48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Journal of In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7-7546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Journal of Mechanics. B, Flui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Journal of Medicin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Journal of Neur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807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Journal of Phys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048X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Journal of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4642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Journal of Wildlife Research (2004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44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Physical Journal 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01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Physical Journal. A, Hadrons and Nuclei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ASTRONOMIA / FÍSICA <text:s text:c="30"/></text:p>
          </table:table-cell>
          <table:table-cell office:value-type="string">
            <text:p>European Polymer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ASTRONOMIA / FÍSICA <text:s text:c="30"/></text:p>
          </table:table-cell>
          <table:table-cell office:value-type="string">
            <text:p>Euro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7479</text:p>
          </table:table-cell>
          <table:table-cell office:value-type="string">
            <text:p>ASTRONOMIA / FÍSICA <text:s text:c="30"/></text:p>
          </table:table-cell>
          <table:table-cell office:value-type="string">
            <text:p>Europhysics New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ASTRONOMIA / FÍSICA <text:s text:c="30"/></text:p>
          </table:table-cell>
          <table:table-cell office:value-type="string">
            <text:p>FEB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ASTRONOMIA / FÍSICA <text:s text:c="30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ASTRONOMIA / FÍSICA <text:s text:c="30"/></text:p>
          </table:table-cell>
          <table:table-cell office:value-type="string">
            <text:p>FEMS Microbi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ASTRONOMIA / FÍSICA <text:s text:c="30"/></text:p>
          </table:table-cell>
          <table:table-cell office:value-type="string">
            <text:p>Ferroelectr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171</text:p>
          </table:table-cell>
          <table:table-cell office:value-type="string">
            <text:p>ASTRONOMIA / FÍSICA <text:s text:c="30"/></text:p>
          </table:table-cell>
          <table:table-cell office:value-type="string">
            <text:p>Ferroelectrics. Letters Sec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63</text:p>
          </table:table-cell>
          <table:table-cell office:value-type="string">
            <text:p>ASTRONOMIA / FÍSICA <text:s text:c="30"/></text:p>
          </table:table-cell>
          <table:table-cell office:value-type="string">
            <text:p>Few-Body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ASTRONOMIA / FÍSICA <text:s text:c="30"/></text:p>
          </table:table-cell>
          <table:table-cell office:value-type="string">
            <text:p>Forensic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8208</text:p>
          </table:table-cell>
          <table:table-cell office:value-type="string">
            <text:p>ASTRONOMIA / FÍSICA <text:s text:c="30"/></text:p>
          </table:table-cell>
          <table:table-cell office:value-type="string">
            <text:p>Fortschritte der Physik (Berlin. Wiley-VC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9018</text:p>
          </table:table-cell>
          <table:table-cell office:value-type="string">
            <text:p>ASTRONOMIA / FÍSICA <text:s text:c="30"/></text:p>
          </table:table-cell>
          <table:table-cell office:value-type="string">
            <text:p>Foundations of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48X</text:p>
          </table:table-cell>
          <table:table-cell office:value-type="string">
            <text:p>ASTRONOMIA / FÍSICA <text:s text:c="30"/></text:p>
          </table:table-cell>
          <table:table-cell office:value-type="string">
            <text:p>Fractals (Singapo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5070</text:p>
          </table:table-cell>
          <table:table-cell office:value-type="string">
            <text:p>ASTRONOMIA / FÍSICA <text:s text:c="30"/></text:p>
          </table:table-cell>
          <table:table-cell office:value-type="string">
            <text:p>Freshwate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ASTRONOMIA / FÍSICA <text:s text:c="30"/></text:p>
          </table:table-cell>
          <table:table-cell office:value-type="string">
            <text:p>Fuel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383X</text:p>
          </table:table-cell>
          <table:table-cell office:value-type="string">
            <text:p>ASTRONOMIA / FÍSICA <text:s text:c="30"/></text:p>
          </table:table-cell>
          <table:table-cell office:value-type="string">
            <text:p>Fullerenes, Nanotubes, and Carbon Nanostructu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3052</text:p>
          </table:table-cell>
          <table:table-cell office:value-type="string">
            <text:p>ASTRONOMIA / FÍSICA <text:s text:c="30"/></text:p>
          </table:table-cell>
          <table:table-cell office:value-type="string">
            <text:p>Gaoneng Wuli yu he Wuli / Physica Energiae Fortis et Physica Nuclear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ASTRONOMIA / FÍSICA <text:s text:c="30"/></text:p>
          </table:table-cell>
          <table:table-cell office:value-type="string">
            <text:p>Gazeta Medica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701</text:p>
          </table:table-cell>
          <table:table-cell office:value-type="string">
            <text:p>ASTRONOMIA / FÍSICA <text:s text:c="30"/></text:p>
          </table:table-cell>
          <table:table-cell office:value-type="string">
            <text:p>General Relativity and Gravi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ASTRONOMIA / FÍSICA <text:s text:c="30"/></text:p>
          </table:table-cell>
          <table:table-cell office:value-type="string">
            <text:p>Genetics and Molecular Bi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ASTRONOMIA / FÍSICA <text:s text:c="30"/></text:p>
          </table:table-cell>
          <table:table-cell office:value-type="string">
            <text:p>Genetics and Molecular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ASTRONOMIA / FÍSICA <text:s text:c="30"/></text:p>
          </table:table-cell>
          <table:table-cell office:value-type="string">
            <text:p>Geoderma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169</text:p>
          </table:table-cell>
          <table:table-cell office:value-type="string">
            <text:p>ASTRONOMIA / FÍSICA <text:s text:c="30"/></text:p>
          </table:table-cell>
          <table:table-cell office:value-type="string">
            <text:p>Geofísica Inter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ASTRONOMIA / FÍSICA <text:s text:c="30"/></text:p>
          </table:table-cell>
          <table:table-cell office:value-type="string">
            <text:p>Geomorph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ASTRONOMIA / FÍSICA <text:s text:c="30"/></text:p>
          </table:table-cell>
          <table:table-cell office:value-type="string">
            <text:p>Geophysical Research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1050</text:p>
          </table:table-cell>
          <table:table-cell office:value-type="string">
            <text:p>ASTRONOMIA / FÍSICA <text:s text:c="30"/></text:p>
          </table:table-cell>
          <table:table-cell office:value-type="string">
            <text:p>Glass Technology (Cessou em 2005. Fundiu-se com ISSN 0031-9090, 0946-7475, 1753-3546 e 1753-356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6236</text:p>
          </table:table-cell>
          <table:table-cell office:value-type="string">
            <text:p>ASTRONOMIA / FÍSICA <text:s text:c="30"/></text:p>
          </table:table-cell>
          <table:table-cell office:value-type="string">
            <text:p>Global Biogeochemical Cycl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02-2893</text:p>
          </table:table-cell>
          <table:table-cell office:value-type="string">
            <text:p>ASTRONOMIA / FÍSICA <text:s text:c="30"/></text:p>
          </table:table-cell>
          <table:table-cell office:value-type="string">
            <text:p>Gravitation &amp; Cosm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19X</text:p>
          </table:table-cell>
          <table:table-cell office:value-type="string">
            <text:p>ASTRONOMIA / FÍSICA <text:s text:c="30"/></text:p>
          </table:table-cell>
          <table:table-cell office:value-type="string">
            <text:p>Helvetica Chimica Ac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ASTRONOMIA / FÍSICA <text:s text:c="30"/></text:p>
          </table:table-cell>
          <table:table-cell office:value-type="string">
            <text:p>História Viv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ASTRONOMIA / FÍSICA <text:s text:c="30"/></text:p>
          </table:table-cell>
          <table:table-cell office:value-type="string">
            <text:p>Horizonte Científico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43</text:p>
          </table:table-cell>
          <table:table-cell office:value-type="string">
            <text:p>ASTRONOMIA / FÍSICA <text:s text:c="30"/></text:p>
          </table:table-cell>
          <table:table-cell office:value-type="string">
            <text:p>Hyperfine Inter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1035</text:p>
          </table:table-cell>
          <table:table-cell office:value-type="string">
            <text:p>ASTRONOMIA / FÍSICA <text:s text:c="30"/></text:p>
          </table:table-cell>
          <table:table-cell office:value-type="string">
            <text:p>Icarus (New York, N.Y. 196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8X</text:p>
          </table:table-cell>
          <table:table-cell office:value-type="string">
            <text:p>ASTRONOMIA / FÍSICA <text:s text:c="30"/></text:p>
          </table:table-cell>
          <table:table-cell office:value-type="string">
            <text:p>IEEE Geoscience and Remote Sensing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197</text:p>
          </table:table-cell>
          <table:table-cell office:value-type="string">
            <text:p>ASTRONOMIA / FÍSICA <text:s text:c="30"/></text:p>
          </table:table-cell>
          <table:table-cell office:value-type="string">
            <text:p>IEEE Journal of Quantum Elec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1135</text:p>
          </table:table-cell>
          <table:table-cell office:value-type="string">
            <text:p>ASTRONOMIA / FÍSICA <text:s text:c="30"/></text:p>
          </table:table-cell>
          <table:table-cell office:value-type="string">
            <text:p>IEEE Photonics Tech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37X</text:p>
          </table:table-cell>
          <table:table-cell office:value-type="string">
            <text:p>ASTRONOMIA / FÍSICA <text:s text:c="30"/></text:p>
          </table:table-cell>
          <table:table-cell office:value-type="string">
            <text:p>IEEE Sensor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23</text:p>
          </table:table-cell>
          <table:table-cell office:value-type="string">
            <text:p>ASTRONOMIA / FÍSICA <text:s text:c="30"/></text:p>
          </table:table-cell>
          <table:table-cell office:value-type="string">
            <text:p>IEEE Transactions on Applied Superconductiv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ASTRONOMIA / FÍSICA <text:s text:c="30"/></text:p>
          </table:table-cell>
          <table:table-cell office:value-type="string">
            <text:p>IEEE Transactions on Mag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5X</text:p>
          </table:table-cell>
          <table:table-cell office:value-type="string">
            <text:p>ASTRONOMIA / FÍSICA <text:s text:c="30"/></text:p>
          </table:table-cell>
          <table:table-cell office:value-type="string">
            <text:p>IEEE Transactions on Nan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ASTRONOMIA / FÍSICA <text:s text:c="30"/></text:p>
          </table:table-cell>
          <table:table-cell office:value-type="string">
            <text:p>IEEE Transactions on Nuclear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3813</text:p>
          </table:table-cell>
          <table:table-cell office:value-type="string">
            <text:p>ASTRONOMIA / FÍSICA <text:s text:c="30"/></text:p>
          </table:table-cell>
          <table:table-cell office:value-type="string">
            <text:p>IEEE Transactions on Plasma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725</text:p>
          </table:table-cell>
          <table:table-cell office:value-type="string">
            <text:p>ASTRONOMIA / FÍSICA <text:s text:c="30"/></text:p>
          </table:table-cell>
          <table:table-cell office:value-type="string">
            <text:p>IET Microwaves, Antennas &amp; Propag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6-9877</text:p>
          </table:table-cell>
          <table:table-cell office:value-type="string">
            <text:p>ASTRONOMIA / FÍSICA <text:s text:c="30"/></text:p>
          </table:table-cell>
          <table:table-cell office:value-type="string">
            <text:p>Il Nuovo cimento della Società italiana di fisica. B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9982</text:p>
          </table:table-cell>
          <table:table-cell office:value-type="string">
            <text:p>ASTRONOMIA / FÍSICA <text:s text:c="30"/></text:p>
          </table:table-cell>
          <table:table-cell office:value-type="string">
            <text:p>Il Nuovo Cimento della Società Italiana di Fisica. B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6-9885</text:p>
          </table:table-cell>
          <table:table-cell office:value-type="string">
            <text:p>ASTRONOMIA / FÍSICA <text:s text:c="30"/></text:p>
          </table:table-cell>
          <table:table-cell office:value-type="string">
            <text:p>Il Nuovo Cimento della Società Italiana di Fisica. C. Geophysics and Space Physic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1896</text:p>
          </table:table-cell>
          <table:table-cell office:value-type="string">
            <text:p>ASTRONOMIA / FÍSICA <text:s text:c="30"/></text:p>
          </table:table-cell>
          <table:table-cell office:value-type="string">
            <text:p>Il Nuovo Cimento della Società Italiana di Fisica. C. Geophysics and Space Physics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596</text:p>
          </table:table-cell>
          <table:table-cell office:value-type="string">
            <text:p>ASTRONOMIA / FÍSICA <text:s text:c="30"/></text:p>
          </table:table-cell>
          <table:table-cell office:value-type="string">
            <text:p>Indian Journal of Pure &amp; Applied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ASTRONOMIA / FÍSICA <text:s text:c="30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69</text:p>
          </table:table-cell>
          <table:table-cell office:value-type="string">
            <text:p>ASTRONOMIA / FÍSICA <text:s text:c="30"/></text:p>
          </table:table-cell>
          <table:table-cell office:value-type="string">
            <text:p>In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7003</text:p>
          </table:table-cell>
          <table:table-cell office:value-type="string">
            <text:p>ASTRONOMIA / FÍSICA <text:s text:c="30"/></text:p>
          </table:table-cell>
          <table:table-cell office:value-type="string">
            <text:p>Inorganic Chemistry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ASTRONOMIA / FÍSICA <text:s text:c="30"/></text:p>
          </table:table-cell>
          <table:table-cell office:value-type="string">
            <text:p>Inorganica Chimica Act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587</text:p>
          </table:table-cell>
          <table:table-cell office:value-type="string">
            <text:p>ASTRONOMIA / FÍSICA <text:s text:c="30"/></text:p>
          </table:table-cell>
          <table:table-cell office:value-type="string">
            <text:p>Integrated Ferroelectr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3601</text:p>
          </table:table-cell>
          <table:table-cell office:value-type="string">
            <text:p>ASTRONOMIA / FÍSICA <text:s text:c="30"/></text:p>
          </table:table-cell>
          <table:table-cell office:value-type="string">
            <text:p>Inteligencia Artifi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9795</text:p>
          </table:table-cell>
          <table:table-cell office:value-type="string">
            <text:p>ASTRONOMIA / FÍSICA <text:s text:c="30"/></text:p>
          </table:table-cell>
          <table:table-cell office:value-type="string">
            <text:p>Intermetallics (Barkin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542X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Applied Ceramic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5504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Ast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123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Fatig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9429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Fractur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8878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Geometric Methods in Modern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39X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Mathematical Education in Science and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751X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Modern Physics 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792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Modern Physics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Modern Physics C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718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Modern Physics 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013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Modern Physics 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435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Nan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1339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Nonlinear Sciences and Numerical Simul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037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Polymeric Material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Quantum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Quantum Inform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48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Theoretical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8X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f Thermo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945</text:p>
          </table:table-cell>
          <table:table-cell office:value-type="string">
            <text:p>ASTRONOMIA / FÍSICA <text:s text:c="30"/></text:p>
          </table:table-cell>
          <table:table-cell office:value-type="string">
            <text:p>International Journal on Hands-on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ASTRONOMIA / FÍSICA <text:s text:c="30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384</text:p>
          </table:table-cell>
          <table:table-cell office:value-type="string">
            <text:p>ASTRONOMIA / FÍSICA <text:s text:c="30"/></text:p>
          </table:table-cell>
          <table:table-cell office:value-type="string">
            <text:p>Investigações em Ensino de Ciências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ASTRONOMIA / FÍSICA <text:s text:c="30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922</text:p>
          </table:table-cell>
          <table:table-cell office:value-type="string">
            <text:p>ASTRONOMIA / FÍSICA <text:s text:c="30"/></text:p>
          </table:table-cell>
          <table:table-cell office:value-type="string">
            <text:p>Japanese Journal of Applied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ASTRONOMIA / FÍSICA <text:s text:c="30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3640</text:p>
          </table:table-cell>
          <table:table-cell office:value-type="string">
            <text:p>ASTRONOMIA / FÍSICA <text:s text:c="30"/></text:p>
          </table:table-cell>
          <table:table-cell office:value-type="string">
            <text:p>JETP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Alloys and Compoun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Anatom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9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Applied Crystall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Applied Polymer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Applied Polymer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Bio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Biomedical Op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110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Biomolecular Structure &amp; Dyna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54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hemical Crystallograph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59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hemical Information and Mode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oasta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5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omputational and Theoretical Nano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865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omputation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omputation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51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osmology and Astroparticle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Crystal Grow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665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lectroanalytical Chemistry (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04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lectron Spectroscopy and Related Phenomen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23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lectronic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8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lectrost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nvironmental Radioactiv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6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Experimental and Theoretical Phys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2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Fluid Mecha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044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Geometry and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Geophys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Inorganic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022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Instrument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6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Linguist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9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Low Temperature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Luminesc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80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gnetic Resonance (San Diego, Calif. 1997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86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gnetic Resonance. Series B (Cessou em 1996. Fundiu-se com ISSN 1064-1858 Journal of Magnetic Resonance. Series A (Print) e ISSN 1090-7807 Journal of Magnetic Resonance (San Diego, Calif. 1997 : 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gnetism and Magnetic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terials Processing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terial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1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thematic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8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athematical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31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icromechanics and Micro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34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dern Op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2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lecular Liquid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5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lecular Struc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989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Nano Research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76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Nanoparticl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Non-Crystalline Sol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2-925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Nonlinear Mathematical Phys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1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Nuclear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3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Nuclear Science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25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Optics. A, Pure and Applied Op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26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Optics. B, Quantum and Semiclassical Op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4-416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Optoelectronics and Advanced Materi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80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Oral Laser Appl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8X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Organometall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al Chemistry (1952) (Cessou em 1996. Cont. ISSN 1089-5639 The Journal of Physical Chemistry. A e ISSN 1520-6106 Journal of Physical Chemistry. B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4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al Chemistry 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al Chemistry. B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al Chemistry. 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 and Chemistry of Soli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61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 G. Nuclear physics (Cessou em 1988. Cont. ISSN 0954-3899 Journal of Physics. G, Nuclear and Particle Physi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A, Mathematical and Theoretic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07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B, Atomic Molecular and Opt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648X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Condensed Matter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Conference Seri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89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hysics. G, Nuclear and Particle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7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lasma Phys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6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olymer Science. Part B, Polym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ower Sour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89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Proteom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7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Quantitative Spectroscopy &amp; Radiative Transf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Raman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283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Russian Laser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ol-Gel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olid State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ound and Vib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tatistical 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1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tatistical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6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teroid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tructura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9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ulfur Chem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110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uperconductiv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947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uperconductivity and Novel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049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Synchrotron Rad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2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American Ceramic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92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Atmospheric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540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Ceramic Society of Japan (Cessou em 2007. Cont. ISSN 1882-0743 Journal of the Ceramic Society of Japan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Electrochem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21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European Ceramic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488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Korean Physical Societ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96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Mechanics and Physics of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Optical Society of America. A, Optics and Image Science (Cessou em 1993. Cont. ISSN 1084-7529 Journal of the Optical Society of America. A, Optics, Image Science, and Visi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7529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Optical Society of America. A, Optics Image Science and Vis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1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 Physical Society of Jap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9-2955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oretical and Applied Mechanics (Warsaw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oretic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Thermal Analysis and Calori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101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Vacuum Science &amp; Technology. A. Vacuum, Surfaces and Films (Cessou em 2002. Cont. ISSN 1553-1813 Journal of Vacuum Science &amp; Technology. A, International Journal Devoted to Vacuum, Surfaces, and Film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1023</text:p>
          </table:table-cell>
          <table:table-cell office:value-type="string">
            <text:p>ASTRONOMIA / FÍSICA <text:s text:c="30"/></text:p>
          </table:table-cell>
          <table:table-cell office:value-type="string">
            <text:p>Journal of Vacuum Science &amp; Technology. B, Microelectronics and Nanometer Structures Processing, Measurement and Phenome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ASTRONOMIA / FÍSICA <text:s text:c="30"/></text:p>
          </table:table-cell>
          <table:table-cell office:value-type="string">
            <text:p>Key Engineering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697X</text:p>
          </table:table-cell>
          <table:table-cell office:value-type="string">
            <text:p>ASTRONOMIA / FÍSICA <text:s text:c="30"/></text:p>
          </table:table-cell>
          <table:table-cell office:value-type="string">
            <text:p>La Rivista del Nuovo Cimento della Società Italiana di Fis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ASTRONOMIA / FÍSICA <text:s text:c="30"/></text:p>
          </table:table-cell>
          <table:table-cell office:value-type="string">
            <text:p>Langmu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ASTRONOMIA / FÍSICA <text:s text:c="30"/></text:p>
          </table:table-cell>
          <table:table-cell office:value-type="string">
            <text:p>Laser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ASTRONOMIA / FÍSICA <text:s text:c="30"/></text:p>
          </table:table-cell>
          <table:table-cell office:value-type="string">
            <text:p>Laser Physics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ASTRONOMIA / FÍSICA <text:s text:c="30"/></text:p>
          </table:table-cell>
          <table:table-cell office:value-type="string">
            <text:p>Lasers in Medic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ASTRONOMIA / FÍSICA <text:s text:c="30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ASTRONOMIA / FÍSICA <text:s text:c="30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ASTRONOMIA / FÍSICA <text:s text:c="30"/></text:p>
          </table:table-cell>
          <table:table-cell office:value-type="string">
            <text:p>Learning and Nonlinear Mode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ASTRONOMIA / FÍSICA <text:s text:c="30"/></text:p>
          </table:table-cell>
          <table:table-cell office:value-type="string">
            <text:p>Lecture Notes in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8450</text:p>
          </table:table-cell>
          <table:table-cell office:value-type="string">
            <text:p>ASTRONOMIA / FÍSICA <text:s text:c="30"/></text:p>
          </table:table-cell>
          <table:table-cell office:value-type="string">
            <text:p>Lecture Notes in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ASTRONOMIA / FÍSICA <text:s text:c="30"/></text:p>
          </table:table-cell>
          <table:table-cell office:value-type="string">
            <text:p>Letters in Drug Design &amp; Discov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9017</text:p>
          </table:table-cell>
          <table:table-cell office:value-type="string">
            <text:p>ASTRONOMIA / FÍSICA <text:s text:c="30"/></text:p>
          </table:table-cell>
          <table:table-cell office:value-type="string">
            <text:p>Letters in Mathematical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292</text:p>
          </table:table-cell>
          <table:table-cell office:value-type="string">
            <text:p>ASTRONOMIA / FÍSICA <text:s text:c="30"/></text:p>
          </table:table-cell>
          <table:table-cell office:value-type="string">
            <text:p>Liquid Cryst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7X</text:p>
          </table:table-cell>
          <table:table-cell office:value-type="string">
            <text:p>ASTRONOMIA / FÍSICA <text:s text:c="30"/></text:p>
          </table:table-cell>
          <table:table-cell office:value-type="string">
            <text:p>Low Temperature Physics (Woodbury, N.Y.,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8092</text:p>
          </table:table-cell>
          <table:table-cell office:value-type="string">
            <text:p>ASTRONOMIA / FÍSICA <text:s text:c="30"/></text:p>
          </table:table-cell>
          <table:table-cell office:value-type="string">
            <text:p>Machine Vision and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492</text:p>
          </table:table-cell>
          <table:table-cell office:value-type="string">
            <text:p>ASTRONOMIA / FÍSICA <text:s text:c="30"/></text:p>
          </table:table-cell>
          <table:table-cell office:value-type="string">
            <text:p>Macromolecular Materials and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ASTRONOMIA / FÍSICA <text:s text:c="30"/></text:p>
          </table:table-cell>
          <table:table-cell office:value-type="string">
            <text:p>Macromolecul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ASTRONOMIA / FÍSICA <text:s text:c="30"/></text:p>
          </table:table-cell>
          <table:table-cell office:value-type="string">
            <text:p>Matéri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16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 Sciences and Engineering (Cessou em 1988. Cont. ISSN 0921-5093 Materials Science &amp; Engineering. A, Structural Materials: Properties, Microstructure and Processin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Characteriz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Chemistry an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Letters (General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Research (São Carl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36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Science and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Science For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8001</text:p>
          </table:table-cell>
          <table:table-cell office:value-type="string">
            <text:p>ASTRONOMIA / FÍSICA <text:s text:c="30"/></text:p>
          </table:table-cell>
          <table:table-cell office:value-type="string">
            <text:p>Materials Science in Semiconductor Process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ASTRONOMIA / FÍSICA <text:s text:c="30"/></text:p>
          </table:table-cell>
          <table:table-cell office:value-type="string">
            <text:p>Mathematical and Computer Model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0172</text:p>
          </table:table-cell>
          <table:table-cell office:value-type="string">
            <text:p>ASTRONOMIA / FÍSICA <text:s text:c="30"/></text:p>
          </table:table-cell>
          <table:table-cell office:value-type="string">
            <text:p>Mathematical Physics, Analysis and Geome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ASTRONOMIA / FÍSICA <text:s text:c="30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0233</text:p>
          </table:table-cell>
          <table:table-cell office:value-type="string">
            <text:p>ASTRONOMIA / FÍSICA <text:s text:c="30"/></text:p>
          </table:table-cell>
          <table:table-cell office:value-type="string">
            <text:p>Measurement Science &amp;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ASTRONOMIA / FÍSICA <text:s text:c="30"/></text:p>
          </table:table-cell>
          <table:table-cell office:value-type="string">
            <text:p>Medical Engineering &amp;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ASTRONOMIA / FÍSICA <text:s text:c="30"/></text:p>
          </table:table-cell>
          <table:table-cell office:value-type="string">
            <text:p>Medical Physics (Lancast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64</text:p>
          </table:table-cell>
          <table:table-cell office:value-type="string">
            <text:p>ASTRONOMIA / FÍSICA <text:s text:c="30"/></text:p>
          </table:table-cell>
          <table:table-cell office:value-type="string">
            <text:p>Medicinal Chemistry (Hilversu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ASTRONOMIA / FÍSICA <text:s text:c="30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91</text:p>
          </table:table-cell>
          <table:table-cell office:value-type="string">
            <text:p>ASTRONOMIA / FÍSICA <text:s text:c="30"/></text:p>
          </table:table-cell>
          <table:table-cell office:value-type="string">
            <text:p>Mens Agita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9379</text:p>
          </table:table-cell>
          <table:table-cell office:value-type="string">
            <text:p>ASTRONOMIA / FÍSICA <text:s text:c="30"/></text:p>
          </table:table-cell>
          <table:table-cell office:value-type="string">
            <text:p>Meteoritics &amp; Planeta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772</text:p>
          </table:table-cell>
          <table:table-cell office:value-type="string">
            <text:p>ASTRONOMIA / FÍSICA <text:s text:c="30"/></text:p>
          </table:table-cell>
          <table:table-cell office:value-type="string">
            <text:p>Methods and Applications of Analy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ASTRONOMIA / FÍSICA <text:s text:c="30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324</text:p>
          </table:table-cell>
          <table:table-cell office:value-type="string">
            <text:p>ASTRONOMIA / FÍSICA <text:s text:c="30"/></text:p>
          </table:table-cell>
          <table:table-cell office:value-type="string">
            <text:p>Microelectronics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982</text:p>
          </table:table-cell>
          <table:table-cell office:value-type="string">
            <text:p>ASTRONOMIA / FÍSICA <text:s text:c="30"/></text:p>
          </table:table-cell>
          <table:table-cell office:value-type="string">
            <text:p>Microfluidics and Nanofluid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ASTRONOMIA / FÍSICA <text:s text:c="30"/></text:p>
          </table:table-cell>
          <table:table-cell office:value-type="string">
            <text:p>Microporous and Mesoporous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ASTRONOMIA / FÍSICA <text:s text:c="30"/></text:p>
          </table:table-cell>
          <table:table-cell office:value-type="string">
            <text:p>Microscopy and Micro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ASTRONOMIA / FÍSICA <text:s text:c="30"/></text:p>
          </table:table-cell>
          <table:table-cell office:value-type="string">
            <text:p>Microscopy Research and Techniqu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2477</text:p>
          </table:table-cell>
          <table:table-cell office:value-type="string">
            <text:p>ASTRONOMIA / FÍSICA <text:s text:c="30"/></text:p>
          </table:table-cell>
          <table:table-cell office:value-type="string">
            <text:p>Microwave and Optical Technology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9286</text:p>
          </table:table-cell>
          <table:table-cell office:value-type="string">
            <text:p>ASTRONOMIA / FÍSICA <text:s text:c="30"/></text:p>
          </table:table-cell>
          <table:table-cell office:value-type="string">
            <text:p>Milan Journal of Mathematics (Printed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7323</text:p>
          </table:table-cell>
          <table:table-cell office:value-type="string">
            <text:p>ASTRONOMIA / FÍSICA <text:s text:c="30"/></text:p>
          </table:table-cell>
          <table:table-cell office:value-type="string">
            <text:p>Modern Physics Letters 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849</text:p>
          </table:table-cell>
          <table:table-cell office:value-type="string">
            <text:p>ASTRONOMIA / FÍSICA <text:s text:c="30"/></text:p>
          </table:table-cell>
          <table:table-cell office:value-type="string">
            <text:p>Modern Physics Letters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1406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Crystals and Liquid Crystals (Philadelphia, Pa. :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725X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Crystals and Liquid Crystals Science and Technology. Section A, Molecular Crystals and Liquid Crystal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991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Divers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09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Endocrinology (Baltimore, M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8384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Pharmac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76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Phys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ASTRONOMIA / FÍSICA <text:s text:c="30"/></text:p>
          </table:table-cell>
          <table:table-cell office:value-type="string">
            <text:p>Molecular Simul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8711</text:p>
          </table:table-cell>
          <table:table-cell office:value-type="string">
            <text:p>ASTRONOMIA / FÍSICA <text:s text:c="30"/></text:p>
          </table:table-cell>
          <table:table-cell office:value-type="string">
            <text:p>Monthly Notices of the Royal Astronomical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0644</text:p>
          </table:table-cell>
          <table:table-cell office:value-type="string">
            <text:p>ASTRONOMIA / FÍSICA <text:s text:c="30"/></text:p>
          </table:table-cell>
          <table:table-cell office:value-type="string">
            <text:p>Monthly Weather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7694</text:p>
          </table:table-cell>
          <table:table-cell office:value-type="string">
            <text:p>ASTRONOMIA / FÍSICA <text:s text:c="30"/></text:p>
          </table:table-cell>
          <table:table-cell office:value-type="string">
            <text:p>MRS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6984</text:p>
          </table:table-cell>
          <table:table-cell office:value-type="string">
            <text:p>ASTRONOMIA / FÍSICA <text:s text:c="30"/></text:p>
          </table:table-cell>
          <table:table-cell office:value-type="string">
            <text:p>Nano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634</text:p>
          </table:table-cell>
          <table:table-cell office:value-type="string">
            <text:p>ASTRONOMIA / FÍSICA <text:s text:c="30"/></text:p>
          </table:table-cell>
          <table:table-cell office:value-type="string">
            <text:p>Nanomedicine (New Yor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ASTRONOMIA / FÍSICA <text:s text:c="30"/></text:p>
          </table:table-cell>
          <table:table-cell office:value-type="string">
            <text:p>Nanotechnology (Bristo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ASTRONOMIA / FÍSICA <text:s text:c="30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0740</text:p>
          </table:table-cell>
          <table:table-cell office:value-type="string">
            <text:p>ASTRONOMIA / FÍSICA <text:s text:c="30"/></text:p>
          </table:table-cell>
          <table:table-cell office:value-type="string">
            <text:p>Nature and Science (East Lansing, Mich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1122</text:p>
          </table:table-cell>
          <table:table-cell office:value-type="string">
            <text:p>ASTRONOMIA / FÍSICA <text:s text:c="30"/></text:p>
          </table:table-cell>
          <table:table-cell office:value-type="string">
            <text:p>Nature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3387</text:p>
          </table:table-cell>
          <table:table-cell office:value-type="string">
            <text:p>ASTRONOMIA / FÍSICA <text:s text:c="30"/></text:p>
          </table:table-cell>
          <table:table-cell office:value-type="string">
            <text:p>Nature Nano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4885</text:p>
          </table:table-cell>
          <table:table-cell office:value-type="string">
            <text:p>ASTRONOMIA / FÍSICA <text:s text:c="30"/></text:p>
          </table:table-cell>
          <table:table-cell office:value-type="string">
            <text:p>Nature Photon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2473</text:p>
          </table:table-cell>
          <table:table-cell office:value-type="string">
            <text:p>ASTRONOMIA / FÍSICA <text:s text:c="30"/></text:p>
          </table:table-cell>
          <table:table-cell office:value-type="string">
            <text:p>Nature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080</text:p>
          </table:table-cell>
          <table:table-cell office:value-type="string">
            <text:p>ASTRONOMIA / FÍSICA <text:s text:c="30"/></text:p>
          </table:table-cell>
          <table:table-cell office:value-type="string">
            <text:p>Neural Network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517</text:p>
          </table:table-cell>
          <table:table-cell office:value-type="string">
            <text:p>ASTRONOMIA / FÍSICA <text:s text:c="30"/></text:p>
          </table:table-cell>
          <table:table-cell office:value-type="string">
            <text:p>Neuro-Oncology (Charlottesville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ASTRONOMIA / FÍSICA <text:s text:c="30"/></text:p>
          </table:table-cell>
          <table:table-cell office:value-type="string">
            <text:p>Neurocomputing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1076</text:p>
          </table:table-cell>
          <table:table-cell office:value-type="string">
            <text:p>ASTRONOMIA / FÍSICA <text:s text:c="30"/></text:p>
          </table:table-cell>
          <table:table-cell office:value-type="string">
            <text:p>New Astronomy (Gedruk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6473</text:p>
          </table:table-cell>
          <table:table-cell office:value-type="string">
            <text:p>ASTRONOMIA / FÍSICA <text:s text:c="30"/></text:p>
          </table:table-cell>
          <table:table-cell office:value-type="string">
            <text:p>New Astronomy Review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ASTRONOMIA / FÍSICA <text:s text:c="30"/></text:p>
          </table:table-cell>
          <table:table-cell office:value-type="string">
            <text:p>New Journal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480</text:p>
          </table:table-cell>
          <table:table-cell office:value-type="string">
            <text:p>ASTRONOMIA / FÍSICA <text:s text:c="30"/></text:p>
          </table:table-cell>
          <table:table-cell office:value-type="string">
            <text:p>NMR in Bio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1218</text:p>
          </table:table-cell>
          <table:table-cell office:value-type="string">
            <text:p>ASTRONOMIA / FÍSICA <text:s text:c="30"/></text:p>
          </table:table-cell>
          <table:table-cell office:value-type="string">
            <text:p>Nonlinear Analysis: Real Worl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ASTRONOMIA / FÍSICA <text:s text:c="30"/></text:p>
          </table:table-cell>
          <table:table-cell office:value-type="string">
            <text:p>Nonlinear Dyna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ASTRONOMIA / FÍSICA <text:s text:c="30"/></text:p>
          </table:table-cell>
          <table:table-cell office:value-type="string">
            <text:p>Nonlinear Processes in Geo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715</text:p>
          </table:table-cell>
          <table:table-cell office:value-type="string">
            <text:p>ASTRONOMIA / FÍSICA <text:s text:c="30"/></text:p>
          </table:table-cell>
          <table:table-cell office:value-type="string">
            <text:p>Nonlinearity (Bristo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2536</text:p>
          </table:table-cell>
          <table:table-cell office:value-type="string">
            <text:p>ASTRONOMIA / FÍSICA <text:s text:c="30"/></text:p>
          </table:table-cell>
          <table:table-cell office:value-type="string">
            <text:p>Note di Matematica - Università Degli Studi di Lec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515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Fu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474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Physics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0-3213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Physics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632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Physics. B, Proceedings Supplement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639</text:p>
          </table:table-cell>
          <table:table-cell office:value-type="string">
            <text:p>ASTRONOMIA / FÍSICA <text:s text:c="30"/></text:p>
          </table:table-cell>
          <table:table-cell office:value-type="string">
            <text:p>Nuclear Science and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ASTRONOMIA / FÍSICA <text:s text:c="30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299</text:p>
          </table:table-cell>
          <table:table-cell office:value-type="string">
            <text:p>ASTRONOMIA / FÍSICA <text:s text:c="30"/></text:p>
          </table:table-cell>
          <table:table-cell office:value-type="string">
            <text:p>Oikos (Kobenhav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8919</text:p>
          </table:table-cell>
          <table:table-cell office:value-type="string">
            <text:p>ASTRONOMIA / FÍSICA <text:s text:c="30"/></text:p>
          </table:table-cell>
          <table:table-cell office:value-type="string">
            <text:p>Optical and Quantum Electron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ASTRONOMIA / FÍSICA <text:s text:c="30"/></text:p>
          </table:table-cell>
          <table:table-cell office:value-type="string">
            <text:p>Optical Materials (Amsterd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992</text:p>
          </table:table-cell>
          <table:table-cell office:value-type="string">
            <text:p>ASTRONOMIA / FÍSICA <text:s text:c="30"/></text:p>
          </table:table-cell>
          <table:table-cell office:value-type="string">
            <text:p>Optics and Laser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8166</text:p>
          </table:table-cell>
          <table:table-cell office:value-type="string">
            <text:p>ASTRONOMIA / FÍSICA <text:s text:c="30"/></text:p>
          </table:table-cell>
          <table:table-cell office:value-type="string">
            <text:p>Optics and Lasers in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0X</text:p>
          </table:table-cell>
          <table:table-cell office:value-type="string">
            <text:p>ASTRONOMIA / FÍSICA <text:s text:c="30"/></text:p>
          </table:table-cell>
          <table:table-cell office:value-type="string">
            <text:p>Optics and Spectroscop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ASTRONOMIA / FÍSICA <text:s text:c="30"/></text:p>
          </table:table-cell>
          <table:table-cell office:value-type="string">
            <text:p>Optics Commun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ASTRONOMIA / FÍSICA <text:s text:c="30"/></text:p>
          </table:table-cell>
          <table:table-cell office:value-type="string">
            <text:p>Optics Expr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ASTRONOMIA / FÍSICA <text:s text:c="30"/></text:p>
          </table:table-cell>
          <table:table-cell office:value-type="string">
            <text:p>Opt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26</text:p>
          </table:table-cell>
          <table:table-cell office:value-type="string">
            <text:p>ASTRONOMIA / FÍSICA <text:s text:c="30"/></text:p>
          </table:table-cell>
          <table:table-cell office:value-type="string">
            <text:p>Optik (Stuttgar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ASTRONOMIA / FÍSICA <text:s text:c="30"/></text:p>
          </table:table-cell>
          <table:table-cell office:value-type="string">
            <text:p>Oral Oncology (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1199</text:p>
          </table:table-cell>
          <table:table-cell office:value-type="string">
            <text:p>ASTRONOMIA / FÍSICA <text:s text:c="30"/></text:p>
          </table:table-cell>
          <table:table-cell office:value-type="string">
            <text:p>Organic Electro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4-2001</text:p>
          </table:table-cell>
          <table:table-cell office:value-type="string">
            <text:p>ASTRONOMIA / FÍSICA <text:s text:c="30"/></text:p>
          </table:table-cell>
          <table:table-cell office:value-type="string">
            <text:p>Particu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ASTRONOMIA / FÍSICA <text:s text:c="30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303</text:p>
          </table:table-cell>
          <table:table-cell office:value-type="string">
            <text:p>ASTRONOMIA / FÍSICA <text:s text:c="30"/></text:p>
          </table:table-cell>
          <table:table-cell office:value-type="string">
            <text:p>Periodica Mathematica Hungarica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ASTRONOMIA / FÍSICA <text:s text:c="30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ASTRONOMIA / FÍSICA <text:s text:c="30"/></text:p>
          </table:table-cell>
          <table:table-cell office:value-type="string">
            <text:p>Pesquisa FAP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594</text:p>
          </table:table-cell>
          <table:table-cell office:value-type="string">
            <text:p>ASTRONOMIA / FÍSICA <text:s text:c="30"/></text:p>
          </table:table-cell>
          <table:table-cell office:value-type="string">
            <text:p>Phase Transi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ASTRONOMIA / FÍSICA <text:s text:c="30"/></text:p>
          </table:table-cell>
          <table:table-cell office:value-type="string">
            <text:p>Philosophical Magazine (2003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610</text:p>
          </table:table-cell>
          <table:table-cell office:value-type="string">
            <text:p>ASTRONOMIA / FÍSICA <text:s text:c="30"/></text:p>
          </table:table-cell>
          <table:table-cell office:value-type="string">
            <text:p>Philosophical Magazine A. Physics of Condensed Matter. Defects and Mechanical Properties (Cessou em 1995. Cont. ISSN 1364-2804 Philosophical Magazine. A. Physics of Condensed Matter. Structure, Defects and Mechanical Properties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36</text:p>
          </table:table-cell>
          <table:table-cell office:value-type="string">
            <text:p>ASTRONOMIA / FÍSICA <text:s text:c="30"/></text:p>
          </table:table-cell>
          <table:table-cell office:value-type="string">
            <text:p>Philosophical Magazine Letter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839</text:p>
          </table:table-cell>
          <table:table-cell office:value-type="string">
            <text:p>ASTRONOMIA / FÍSICA <text:s text:c="30"/></text:p>
          </table:table-cell>
          <table:table-cell office:value-type="string">
            <text:p>Philosophical Magazin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ASTRONOMIA / FÍSICA <text:s text:c="30"/></text:p>
          </table:table-cell>
          <table:table-cell office:value-type="string">
            <text:p>Philosophical Transactions - Royal Society. Mathematical, Physical and Engineering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ASTRONOMIA / FÍSICA <text:s text:c="30"/></text:p>
          </table:table-cell>
          <table:table-cell office:value-type="string">
            <text:p>Philosophical Transactions of the Royal Society of London, Series A: Mathematical and Phys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ASTRONOMIA / FÍSICA <text:s text:c="30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1000</text:p>
          </table:table-cell>
          <table:table-cell office:value-type="string">
            <text:p>ASTRONOMIA / FÍSICA <text:s text:c="30"/></text:p>
          </table:table-cell>
          <table:table-cell office:value-type="string">
            <text:p>Photodiagnosis and Photodynamic Therap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ASTRONOMIA / FÍSICA <text:s text:c="30"/></text:p>
          </table:table-cell>
          <table:table-cell office:value-type="string">
            <text:p>Photomedicine and Laser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4410</text:p>
          </table:table-cell>
          <table:table-cell office:value-type="string">
            <text:p>ASTRONOMIA / FÍSICA <text:s text:c="30"/></text:p>
          </table:table-cell>
          <table:table-cell office:value-type="string">
            <text:p>Photonics and Nanostructur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49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 Script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1-1847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 Scripta. 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 Status Solidi. B, Basic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6270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 Status Solidi. Rapid Research Letters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6254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 Status Solidi. Rapid Research Lette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. B, Condensed Matter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. C, Superconductivit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. D, Nonlinear phenomen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9477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. E, Low-Dimensional Systems and Nanostructur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569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e (AP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1X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 E. (Cessou em 2000. Cont. 1539-3755 Physical Review. E, Statistical, Nonlinear, and Soft Matter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4402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 Special Topics. Accelerators and Bea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1622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A, Atomic, Molecular, and Optical Phys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1829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B, Condensed Matter. (Cessou 1997. Cont. 1098-0121 Physical Review. B, Condensed Matter and Materials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05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B. Solid State. (Cessou em 1978. Cont. 1098-0121 Physical Review. B, Condensed Matter and Materials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13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C. Nuclea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4918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D, Particles and Fields (Online) (Cessou em 2003. Cont. ISSN 1550-2368 Physical Review. D. Particles, Fields, Gravitation, and Cosmology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998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D, Particles, Fields, Gravitation, and Cos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21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D. Particles and fields (Cessou em 2003. Cont. 1550-7998 Physical review. D, Particles, Fields, Gravitation, and Cosmolo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90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and Chemistry of Glasses (Cessou em 2005. Fundiu-se com ISSN 0946-7475, 0017-1050, 1753-3546 e 1753-356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791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and Chemistry of Miner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20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Education (Bristol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in Medicine and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Letters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2693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Letters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88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of Atomic Nuclei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of Fluids (199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45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of Life Review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96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of Particles and Nucl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of Plasm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834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of the Solid St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573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Repor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472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Review (Deddingt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585</text:p>
          </table:table-cell>
          <table:table-cell office:value-type="string">
            <text:p>ASTRONOMIA / FÍSICA <text:s text:c="30"/></text:p>
          </table:table-cell>
          <table:table-cell office:value-type="string">
            <text:p>Physics Worl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633</text:p>
          </table:table-cell>
          <table:table-cell office:value-type="string">
            <text:p>ASTRONOMIA / FÍSICA <text:s text:c="30"/></text:p>
          </table:table-cell>
          <table:table-cell office:value-type="string">
            <text:p>Planetary and Sp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9640</text:p>
          </table:table-cell>
          <table:table-cell office:value-type="string">
            <text:p>ASTRONOMIA / FÍSICA <text:s text:c="30"/></text:p>
          </table:table-cell>
          <table:table-cell office:value-type="string">
            <text:p>Plant Molecular Biology Repor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316</text:p>
          </table:table-cell>
          <table:table-cell office:value-type="string">
            <text:p>ASTRONOMIA / FÍSICA <text:s text:c="30"/></text:p>
          </table:table-cell>
          <table:table-cell office:value-type="string">
            <text:p>Plant Signaling &amp; Behav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ASTRONOMIA / FÍSICA <text:s text:c="30"/></text:p>
          </table:table-cell>
          <table:table-cell office:value-type="string">
            <text:p>Planta Med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3335</text:p>
          </table:table-cell>
          <table:table-cell office:value-type="string">
            <text:p>ASTRONOMIA / FÍSICA <text:s text:c="30"/></text:p>
          </table:table-cell>
          <table:table-cell office:value-type="string">
            <text:p>Plasma Physics and Controlled Fus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80X</text:p>
          </table:table-cell>
          <table:table-cell office:value-type="string">
            <text:p>ASTRONOMIA / FÍSICA <text:s text:c="30"/></text:p>
          </table:table-cell>
          <table:table-cell office:value-type="string">
            <text:p>Plasma Physics Repor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0252</text:p>
          </table:table-cell>
          <table:table-cell office:value-type="string">
            <text:p>ASTRONOMIA / FÍSICA <text:s text:c="30"/></text:p>
          </table:table-cell>
          <table:table-cell office:value-type="string">
            <text:p>Plasma Sources Science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184</text:p>
          </table:table-cell>
          <table:table-cell office:value-type="string">
            <text:p>ASTRONOMIA / FÍSICA <text:s text:c="30"/></text:p>
          </table:table-cell>
          <table:table-cell office:value-type="string">
            <text:p>Plasmas and Polymers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4X</text:p>
          </table:table-cell>
          <table:table-cell office:value-type="string">
            <text:p>ASTRONOMIA / FÍSICA <text:s text:c="30"/></text:p>
          </table:table-cell>
          <table:table-cell office:value-type="string">
            <text:p>PLoS Computation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ASTRONOMIA / FÍSICA <text:s text:c="30"/></text:p>
          </table:table-cell>
          <table:table-cell office:value-type="string">
            <text:p>Plos O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ASTRONOMIA / FÍSICA <text:s text:c="30"/></text:p>
          </table:table-cell>
          <table:table-cell office:value-type="string">
            <text:p>Polyhedr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ASTRONOMIA / FÍSICA <text:s text:c="30"/></text:p>
          </table:table-cell>
          <table:table-cell office:value-type="string">
            <text:p>Polymer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ASTRONOMIA / FÍSICA <text:s text:c="30"/></text:p>
          </table:table-cell>
          <table:table-cell office:value-type="string">
            <text:p>Polymer Bulletin (Berli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ASTRONOMIA / FÍSICA <text:s text:c="30"/></text:p>
          </table:table-cell>
          <table:table-cell office:value-type="string">
            <text:p>Polymer Tes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147</text:p>
          </table:table-cell>
          <table:table-cell office:value-type="string">
            <text:p>ASTRONOMIA / FÍSICA <text:s text:c="30"/></text:p>
          </table:table-cell>
          <table:table-cell office:value-type="string">
            <text:p>Polymers for Advanced Technolog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155</text:p>
          </table:table-cell>
          <table:table-cell office:value-type="string">
            <text:p>ASTRONOMIA / FÍSICA <text:s text:c="30"/></text:p>
          </table:table-cell>
          <table:table-cell office:value-type="string">
            <text:p>Portugaliae Mathema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ASTRONOMIA / FÍSICA <text:s text:c="30"/></text:p>
          </table:table-cell>
          <table:table-cell office:value-type="string">
            <text:p>Powder Diffrac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910</text:p>
          </table:table-cell>
          <table:table-cell office:value-type="string">
            <text:p>ASTRONOMIA / FÍSICA <text:s text:c="30"/></text:p>
          </table:table-cell>
          <table:table-cell office:value-type="string">
            <text:p>Powder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89</text:p>
          </table:table-cell>
          <table:table-cell office:value-type="string">
            <text:p>ASTRONOMIA / FÍSICA <text:s text:c="30"/></text:p>
          </table:table-cell>
          <table:table-cell office:value-type="string">
            <text:p>Pramana (Bangalo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21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- Royal Society. Mathematical, Physical and Engineering Scienc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- SP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86X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of SPIE, the International Society for Optical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19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of the IEE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6526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of the Institution of Civil Engineers. Waste and Resource Management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54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of the Institution of Mechanical Engineers. Part B, Journal of Engineering Manufac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44</text:p>
          </table:table-cell>
          <table:table-cell office:value-type="string">
            <text:p>ASTRONOMIA / FÍSICA <text:s text:c="30"/></text:p>
          </table:table-cell>
          <table:table-cell office:value-type="string">
            <text:p>Proceedings of the Royal Society of London. Mathematical and Physical Sciences (Cessou em 1995. Cont. ISSN 1364-5021 Proceedings - Royal Society. Mathematical, Physical and Engineering Sciences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565</text:p>
          </table:table-cell>
          <table:table-cell office:value-type="string">
            <text:p>ASTRONOMIA / FÍSICA <text:s text:c="30"/></text:p>
          </table:table-cell>
          <table:table-cell office:value-type="string">
            <text:p>Progress in Nuclear Magnetic Resonance Spectrosco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410</text:p>
          </table:table-cell>
          <table:table-cell office:value-type="string">
            <text:p>ASTRONOMIA / FÍSICA <text:s text:c="30"/></text:p>
          </table:table-cell>
          <table:table-cell office:value-type="string">
            <text:p>Progress in Particle and Nuclear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068X</text:p>
          </table:table-cell>
          <table:table-cell office:value-type="string">
            <text:p>ASTRONOMIA / FÍSICA <text:s text:c="30"/></text:p>
          </table:table-cell>
          <table:table-cell office:value-type="string">
            <text:p>Progress of Theoretical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87</text:p>
          </table:table-cell>
          <table:table-cell office:value-type="string">
            <text:p>ASTRONOMIA / FÍSICA <text:s text:c="30"/></text:p>
          </table:table-cell>
          <table:table-cell office:value-type="string">
            <text:p>Progress of Theoretical Physics. Suppl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ASTRONOMIA / FÍSICA <text:s text:c="30"/></text:p>
          </table:table-cell>
          <table:table-cell office:value-type="string">
            <text:p>Protein and Peptid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ASTRONOMIA / FÍSICA <text:s text:c="30"/></text:p>
          </table:table-cell>
          <table:table-cell office:value-type="string">
            <text:p>Protein Expression and Purifi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ASTRONOMIA / FÍSICA <text:s text:c="30"/></text:p>
          </table:table-cell>
          <table:table-cell office:value-type="string">
            <text:p>Protei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264</text:p>
          </table:table-cell>
          <table:table-cell office:value-type="string">
            <text:p>ASTRONOMIA / FÍSICA <text:s text:c="30"/></text:p>
          </table:table-cell>
          <table:table-cell office:value-type="string">
            <text:p>Publications of the Astronomical Society of Jap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280</text:p>
          </table:table-cell>
          <table:table-cell office:value-type="string">
            <text:p>ASTRONOMIA / FÍSICA <text:s text:c="30"/></text:p>
          </table:table-cell>
          <table:table-cell office:value-type="string">
            <text:p>Publications of the Astronomical Society of the Pacifi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020X</text:p>
          </table:table-cell>
          <table:table-cell office:value-type="string">
            <text:p>ASTRONOMIA / FÍSICA <text:s text:c="30"/></text:p>
          </table:table-cell>
          <table:table-cell office:value-type="string">
            <text:p>QSAR &amp; Combinatoria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146</text:p>
          </table:table-cell>
          <table:table-cell office:value-type="string">
            <text:p>ASTRONOMIA / FÍSICA <text:s text:c="30"/></text:p>
          </table:table-cell>
          <table:table-cell office:value-type="string">
            <text:p>Quantum Information &amp;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606</text:p>
          </table:table-cell>
          <table:table-cell office:value-type="string">
            <text:p>ASTRONOMIA / FÍSICA <text:s text:c="30"/></text:p>
          </table:table-cell>
          <table:table-cell office:value-type="string">
            <text:p>Quarterly Journal of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ASTRONOMIA / FÍSICA <text:s text:c="30"/></text:p>
          </table:table-cell>
          <table:table-cell office:value-type="string">
            <text:p>Química No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150</text:p>
          </table:table-cell>
          <table:table-cell office:value-type="string">
            <text:p>ASTRONOMIA / FÍSICA <text:s text:c="30"/></text:p>
          </table:table-cell>
          <table:table-cell office:value-type="string">
            <text:p>Radiation Effects and Defects in Solid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ASTRONOMIA / FÍSICA <text:s text:c="30"/></text:p>
          </table:table-cell>
          <table:table-cell office:value-type="string">
            <text:p>Radiation Measureme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ASTRONOMIA / FÍSICA <text:s text:c="30"/></text:p>
          </table:table-cell>
          <table:table-cell office:value-type="string">
            <text:p>Radiation Physics and Chemistry (199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1513</text:p>
          </table:table-cell>
          <table:table-cell office:value-type="string">
            <text:p>ASTRONOMIA / FÍSICA <text:s text:c="30"/></text:p>
          </table:table-cell>
          <table:table-cell office:value-type="string">
            <text:p>REEC. Revista Electrónica de Enseñanza de las Cie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877</text:p>
          </table:table-cell>
          <table:table-cell office:value-type="string">
            <text:p>ASTRONOMIA / FÍSICA <text:s text:c="30"/></text:p>
          </table:table-cell>
          <table:table-cell office:value-type="string">
            <text:p>Reports on Mathematical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885</text:p>
          </table:table-cell>
          <table:table-cell office:value-type="string">
            <text:p>ASTRONOMIA / FÍSICA <text:s text:c="30"/></text:p>
          </table:table-cell>
          <table:table-cell office:value-type="string">
            <text:p>Reports on Progress in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748</text:p>
          </table:table-cell>
          <table:table-cell office:value-type="string">
            <text:p>ASTRONOMIA / FÍSICA <text:s text:c="30"/></text:p>
          </table:table-cell>
          <table:table-cell office:value-type="string">
            <text:p>Review of Scientific Instrume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055X</text:p>
          </table:table-cell>
          <table:table-cell office:value-type="string">
            <text:p>ASTRONOMIA / FÍSICA <text:s text:c="30"/></text:p>
          </table:table-cell>
          <table:table-cell office:value-type="string">
            <text:p>Reviews in Mathematical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861</text:p>
          </table:table-cell>
          <table:table-cell office:value-type="string">
            <text:p>ASTRONOMIA / FÍSICA <text:s text:c="30"/></text:p>
          </table:table-cell>
          <table:table-cell office:value-type="string">
            <text:p>Reviews of Modern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5131</text:p>
          </table:table-cell>
          <table:table-cell office:value-type="string">
            <text:p>ASTRONOMIA / FÍSICA <text:s text:c="30"/></text:p>
          </table:table-cell>
          <table:table-cell office:value-type="string">
            <text:p>Reviews on Advanced Materials Scie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3823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oliviana de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Geofís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Geomorf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Brasileira de Saúde Ocup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66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CPC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9268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Cubana de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de Odontologia da UNESP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08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Didática Sistê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094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EDUT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FAPER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IEEE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101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Mexicana de Astronomía y Astrofís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01X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Mexicana de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521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Processos Quím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ASTRONOMIA / FÍSICA <text:s text:c="30"/></text:p>
          </table:table-cell>
          <table:table-cell office:value-type="string">
            <text:p>Revista 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887</text:p>
          </table:table-cell>
          <table:table-cell office:value-type="string">
            <text:p>ASTRONOMIA / FÍSICA <text:s text:c="30"/></text:p>
          </table:table-cell>
          <table:table-cell office:value-type="string">
            <text:p>Russian Physics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936X</text:p>
          </table:table-cell>
          <table:table-cell office:value-type="string">
            <text:p>ASTRONOMIA / FÍSICA <text:s text:c="30"/></text:p>
          </table:table-cell>
          <table:table-cell office:value-type="string">
            <text:p>SAR and QSAR in Environmental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ASTRONOMIA / FÍSICA <text:s text:c="30"/></text:p>
          </table:table-cell>
          <table:table-cell office:value-type="string">
            <text:p>Scandinavian Journal of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0457</text:p>
          </table:table-cell>
          <table:table-cell office:value-type="string">
            <text:p>ASTRONOMIA / FÍSICA <text:s text:c="30"/></text:p>
          </table:table-cell>
          <table:table-cell office:value-type="string">
            <text:p>Scan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ASTRONOMIA / FÍSICA <text:s text:c="30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203</text:p>
          </table:table-cell>
          <table:table-cell office:value-type="string">
            <text:p>ASTRONOMIA / FÍSICA <text:s text:c="30"/></text:p>
          </table:table-cell>
          <table:table-cell office:value-type="string">
            <text:p>Science (New York, N.Y.: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0173</text:p>
          </table:table-cell>
          <table:table-cell office:value-type="string">
            <text:p>ASTRONOMIA / FÍSICA <text:s text:c="30"/></text:p>
          </table:table-cell>
          <table:table-cell office:value-type="string">
            <text:p>Science Magazine (Par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ASTRONOMIA / FÍSICA <text:s text:c="30"/></text:p>
          </table:table-cell>
          <table:table-cell office:value-type="string">
            <text:p>Scientia Ple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733</text:p>
          </table:table-cell>
          <table:table-cell office:value-type="string">
            <text:p>ASTRONOMIA / FÍSICA <text:s text:c="30"/></text:p>
          </table:table-cell>
          <table:table-cell office:value-type="string">
            <text:p>Scientific America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ASTRONOMIA / FÍSICA <text:s text:c="30"/></text:p>
          </table:table-cell>
          <table:table-cell office:value-type="string">
            <text:p>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8554</text:p>
          </table:table-cell>
          <table:table-cell office:value-type="string">
            <text:p>ASTRONOMIA / FÍSICA <text:s text:c="30"/></text:p>
          </table:table-cell>
          <table:table-cell office:value-type="string">
            <text:p>Scientific Modeling and Simul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ASTRONOMIA / FÍSICA <text:s text:c="30"/></text:p>
          </table:table-cell>
          <table:table-cell office:value-type="string">
            <text:p>Scientom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ASTRONOMIA / FÍSICA <text:s text:c="30"/></text:p>
          </table:table-cell>
          <table:table-cell office:value-type="string">
            <text:p>Scripta Materiali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242</text:p>
          </table:table-cell>
          <table:table-cell office:value-type="string">
            <text:p>ASTRONOMIA / FÍSICA <text:s text:c="30"/></text:p>
          </table:table-cell>
          <table:table-cell office:value-type="string">
            <text:p>Semiconductor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8784</text:p>
          </table:table-cell>
          <table:table-cell office:value-type="string">
            <text:p>ASTRONOMIA / FÍSICA <text:s text:c="30"/></text:p>
          </table:table-cell>
          <table:table-cell office:value-type="string">
            <text:p>Semiconductors and Semimet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ASTRONOMIA / FÍSICA <text:s text:c="30"/></text:p>
          </table:table-cell>
          <table:table-cell office:value-type="string">
            <text:p>Sensors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4247</text:p>
          </table:table-cell>
          <table:table-cell office:value-type="string">
            <text:p>ASTRONOMIA / FÍSICA <text:s text:c="30"/></text:p>
          </table:table-cell>
          <table:table-cell office:value-type="string">
            <text:p>Sensors and Actuators. A, Phys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ASTRONOMIA / FÍSICA <text:s text:c="30"/></text:p>
          </table:table-cell>
          <table:table-cell office:value-type="string">
            <text:p>Sensors and Actuators. B, Chem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ASTRONOMIA / FÍSICA <text:s text:c="30"/></text:p>
          </table:table-cell>
          <table:table-cell office:value-type="string">
            <text:p>Soil &amp; Tillag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43</text:p>
          </table:table-cell>
          <table:table-cell office:value-type="string">
            <text:p>ASTRONOMIA / FÍSICA <text:s text:c="30"/></text:p>
          </table:table-cell>
          <table:table-cell office:value-type="string">
            <text:p>Soils &amp; Rock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ASTRONOMIA / FÍSICA <text:s text:c="30"/></text:p>
          </table:table-cell>
          <table:table-cell office:value-type="string">
            <text:p>Solar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ASTRONOMIA / FÍSICA <text:s text:c="30"/></text:p>
          </table:table-cell>
          <table:table-cell office:value-type="string">
            <text:p>Solid State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38</text:p>
          </table:table-cell>
          <table:table-cell office:value-type="string">
            <text:p>ASTRONOMIA / FÍSICA <text:s text:c="30"/></text:p>
          </table:table-cell>
          <table:table-cell office:value-type="string">
            <text:p>Solid State Ion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2040</text:p>
          </table:table-cell>
          <table:table-cell office:value-type="string">
            <text:p>ASTRONOMIA / FÍSICA <text:s text:c="30"/></text:p>
          </table:table-cell>
          <table:table-cell office:value-type="string">
            <text:p>Solid State Nuclear Magnetic Reson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2558</text:p>
          </table:table-cell>
          <table:table-cell office:value-type="string">
            <text:p>ASTRONOMIA / FÍSICA <text:s text:c="30"/></text:p>
          </table:table-cell>
          <table:table-cell office:value-type="string">
            <text:p>Solid State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101</text:p>
          </table:table-cell>
          <table:table-cell office:value-type="string">
            <text:p>ASTRONOMIA / FÍSICA <text:s text:c="30"/></text:p>
          </table:table-cell>
          <table:table-cell office:value-type="string">
            <text:p>Solid-State Electro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6308</text:p>
          </table:table-cell>
          <table:table-cell office:value-type="string">
            <text:p>ASTRONOMIA / FÍSICA <text:s text:c="30"/></text:p>
          </table:table-cell>
          <table:table-cell office:value-type="string">
            <text:p>Space Science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7390</text:p>
          </table:table-cell>
          <table:table-cell office:value-type="string">
            <text:p>ASTRONOMIA / FÍSICA <text:s text:c="30"/></text:p>
          </table:table-cell>
          <table:table-cell office:value-type="string">
            <text:p>Space Weather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ASTRONOMIA / FÍSICA <text:s text:c="30"/></text:p>
          </table:table-cell>
          <table:table-cell office:value-type="string">
            <text:p>Spectrochimica Acta (Cessou em 1966. Foi desdobrado em dois: ISSN 0584-8539 Spectrochimica Acta. Part A, Molecular Spectroscopy e ISSN 0584-8547 Spectrochimica Acta. Part B, Atomic Spectroscop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ASTRONOMIA / FÍSICA <text:s text:c="30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ASTRONOMIA / FÍSICA <text:s text:c="30"/></text:p>
          </table:table-cell>
          <table:table-cell office:value-type="string">
            <text:p>Spectroscopy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400</text:p>
          </table:table-cell>
          <table:table-cell office:value-type="string">
            <text:p>ASTRONOMIA / FÍSICA <text:s text:c="30"/></text:p>
          </table:table-cell>
          <table:table-cell office:value-type="string">
            <text:p>Structur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2048</text:p>
          </table:table-cell>
          <table:table-cell office:value-type="string">
            <text:p>ASTRONOMIA / FÍSICA <text:s text:c="30"/></text:p>
          </table:table-cell>
          <table:table-cell office:value-type="string">
            <text:p>Superconductor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036</text:p>
          </table:table-cell>
          <table:table-cell office:value-type="string">
            <text:p>ASTRONOMIA / FÍSICA <text:s text:c="30"/></text:p>
          </table:table-cell>
          <table:table-cell office:value-type="string">
            <text:p>Superlattices and Microstructu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ASTRONOMIA / FÍSICA <text:s text:c="30"/></text:p>
          </table:table-cell>
          <table:table-cell office:value-type="string">
            <text:p>Surface &amp; Coatings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4865</text:p>
          </table:table-cell>
          <table:table-cell office:value-type="string">
            <text:p>ASTRONOMIA / FÍSICA <text:s text:c="30"/></text:p>
          </table:table-cell>
          <table:table-cell office:value-type="string">
            <text:p>Surface Coatings International. Part B, Coatings Transactions (Cessou em 2006. Fundiu-se com ISSN 1476-4857 Surface Coatings International. Part A, Coatings Journal e ISSN 1754-0925 Surface Coatings International (2007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ASTRONOMIA / FÍSICA <text:s text:c="30"/></text:p>
          </table:table-cell>
          <table:table-cell office:value-type="string">
            <text:p>Surface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625X</text:p>
          </table:table-cell>
          <table:table-cell office:value-type="string">
            <text:p>ASTRONOMIA / FÍSICA <text:s text:c="30"/></text:p>
          </table:table-cell>
          <table:table-cell office:value-type="string">
            <text:p>Surface Review and Lett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ASTRONOMIA / FÍSICA <text:s text:c="30"/></text:p>
          </table:table-cell>
          <table:table-cell office:value-type="string">
            <text:p>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29</text:p>
          </table:table-cell>
          <table:table-cell office:value-type="string">
            <text:p>ASTRONOMIA / FÍSICA <text:s text:c="30"/></text:p>
          </table:table-cell>
          <table:table-cell office:value-type="string">
            <text:p>Surface Science Repor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8517</text:p>
          </table:table-cell>
          <table:table-cell office:value-type="string">
            <text:p>ASTRONOMIA / FÍSICA <text:s text:c="30"/></text:p>
          </table:table-cell>
          <table:table-cell office:value-type="string">
            <text:p>Surgical and Radiologic Anatom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ASTRONOMIA / FÍSICA <text:s text:c="30"/></text:p>
          </table:table-cell>
          <table:table-cell office:value-type="string">
            <text:p>Synthetic Met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ASTRONOMIA / FÍSICA <text:s text:c="30"/></text:p>
          </table:table-cell>
          <table:table-cell office:value-type="string">
            <text:p>Talant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ASTRONOMIA / FÍSICA <text:s text:c="30"/></text:p>
          </table:table-cell>
          <table:table-cell office:value-type="string">
            <text:p>Tetrahedr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ASTRONOMIA / FÍSICA <text:s text:c="30"/></text:p>
          </table:table-cell>
          <table:table-cell office:value-type="string">
            <text:p>The American Mineralog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256</text:p>
          </table:table-cell>
          <table:table-cell office:value-type="string">
            <text:p>ASTRONOMIA / FÍSICA <text:s text:c="30"/></text:p>
          </table:table-cell>
          <table:table-cell office:value-type="string">
            <text:p>The Astronomical Journal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4956</text:p>
          </table:table-cell>
          <table:table-cell office:value-type="string">
            <text:p>ASTRONOMIA / FÍSICA <text:s text:c="30"/></text:p>
          </table:table-cell>
          <table:table-cell office:value-type="string">
            <text:p>The Astronomy and Astrophysics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7X</text:p>
          </table:table-cell>
          <table:table-cell office:value-type="string">
            <text:p>ASTRONOMIA / FÍSICA <text:s text:c="30"/></text:p>
          </table:table-cell>
          <table:table-cell office:value-type="string">
            <text:p>The Astrophysical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0049</text:p>
          </table:table-cell>
          <table:table-cell office:value-type="string">
            <text:p>ASTRONOMIA / FÍSICA <text:s text:c="30"/></text:p>
          </table:table-cell>
          <table:table-cell office:value-type="string">
            <text:p>The Astrophysical Journal. Supplement Ser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0050</text:p>
          </table:table-cell>
          <table:table-cell office:value-type="string">
            <text:p>ASTRONOMIA / FÍSICA <text:s text:c="30"/></text:p>
          </table:table-cell>
          <table:table-cell office:value-type="string">
            <text:p>The European physical journal. Applied physic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04</text:p>
          </table:table-cell>
          <table:table-cell office:value-type="string">
            <text:p>ASTRONOMIA / FÍSICA <text:s text:c="30"/></text:p>
          </table:table-cell>
          <table:table-cell office:value-type="string">
            <text:p>The European Physical Journal. B, Condensed Matter Physics (Cessou em 1997. Funfiu-se com ISSN 0722-3277 Zeitschrift für Physik. B, Condensed Matter e ISSN 1434-6028 The European Physical Journal. B, Condensed Matter Physic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ASTRONOMIA / FÍSICA <text:s text:c="30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60</text:p>
          </table:table-cell>
          <table:table-cell office:value-type="string">
            <text:p>ASTRONOMIA / FÍSICA <text:s text:c="30"/></text:p>
          </table:table-cell>
          <table:table-cell office:value-type="string">
            <text:p>The European Physical Journal. D, Atomic, Molecular and Optical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8941</text:p>
          </table:table-cell>
          <table:table-cell office:value-type="string">
            <text:p>ASTRONOMIA / FÍSICA <text:s text:c="30"/></text:p>
          </table:table-cell>
          <table:table-cell office:value-type="string">
            <text:p>The European Physical Journal. E, Soft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355</text:p>
          </table:table-cell>
          <table:table-cell office:value-type="string">
            <text:p>ASTRONOMIA / FÍSICA <text:s text:c="30"/></text:p>
          </table:table-cell>
          <table:table-cell office:value-type="string">
            <text:p>The European Physical Journal. Special Top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401</text:p>
          </table:table-cell>
          <table:table-cell office:value-type="string">
            <text:p>ASTRONOMIA / FÍSICA <text:s text:c="30"/></text:p>
          </table:table-cell>
          <table:table-cell office:value-type="string">
            <text:p>The European Physical Journal. Special Topic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ASTRONOMIA / FÍSICA <text:s text:c="30"/></text:p>
          </table:table-cell>
          <table:table-cell office:value-type="string">
            <text:p>The FEBS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ASTRONOMIA / FÍSICA <text:s text:c="30"/></text:p>
          </table:table-cell>
          <table:table-cell office:value-type="string">
            <text:p>The International Journal of Atherosclerosi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34X</text:p>
          </table:table-cell>
          <table:table-cell office:value-type="string">
            <text:p>ASTRONOMIA / FÍSICA <text:s text:c="30"/></text:p>
          </table:table-cell>
          <table:table-cell office:value-type="string">
            <text:p>The Internet Journal of Cad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ASTRONOMIA / FÍSICA <text:s text:c="30"/></text:p>
          </table:table-cell>
          <table:table-cell office:value-type="string">
            <text:p>The Journal of Chem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6708</text:p>
          </table:table-cell>
          <table:table-cell office:value-type="string">
            <text:p>ASTRONOMIA / FÍSICA <text:s text:c="30"/></text:p>
          </table:table-cell>
          <table:table-cell office:value-type="string">
            <text:p>The Journal of High Energy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ASTRONOMIA / FÍSICA <text:s text:c="30"/></text:p>
          </table:table-cell>
          <table:table-cell office:value-type="string">
            <text:p>The Journal of High Energy Phys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ASTRONOMIA / FÍSICA <text:s text:c="30"/></text:p>
          </table:table-cell>
          <table:table-cell office:value-type="string">
            <text:p>The Journal of Physical Chemistry.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ASTRONOMIA / FÍSICA <text:s text:c="30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42</text:p>
          </table:table-cell>
          <table:table-cell office:value-type="string">
            <text:p>ASTRONOMIA / FÍSICA <text:s text:c="30"/></text:p>
          </table:table-cell>
          <table:table-cell office:value-type="string">
            <text:p>The Journal of the Astronaut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823</text:p>
          </table:table-cell>
          <table:table-cell office:value-type="string">
            <text:p>ASTRONOMIA / FÍSICA <text:s text:c="30"/></text:p>
          </table:table-cell>
          <table:table-cell office:value-type="string">
            <text:p>The Open Atmospheric Science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21X</text:p>
          </table:table-cell>
          <table:table-cell office:value-type="string">
            <text:p>ASTRONOMIA / FÍSICA <text:s text:c="30"/></text:p>
          </table:table-cell>
          <table:table-cell office:value-type="string">
            <text:p>The Physics Teach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8X</text:p>
          </table:table-cell>
          <table:table-cell office:value-type="string">
            <text:p>ASTRONOMIA / FÍSICA <text:s text:c="30"/></text:p>
          </table:table-cell>
          <table:table-cell office:value-type="string">
            <text:p>Theoretical and Applied Cli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779</text:p>
          </table:table-cell>
          <table:table-cell office:value-type="string">
            <text:p>ASTRONOMIA / FÍSICA <text:s text:c="30"/></text:p>
          </table:table-cell>
          <table:table-cell office:value-type="string">
            <text:p>Theoretical and Mathematical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81X</text:p>
          </table:table-cell>
          <table:table-cell office:value-type="string">
            <text:p>ASTRONOMIA / FÍSICA <text:s text:c="30"/></text:p>
          </table:table-cell>
          <table:table-cell office:value-type="string">
            <text:p>Theoretical Chemistry Accoun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7613</text:p>
          </table:table-cell>
          <table:table-cell office:value-type="string">
            <text:p>ASTRONOMIA / FÍSICA <text:s text:c="30"/></text:p>
          </table:table-cell>
          <table:table-cell office:value-type="string">
            <text:p>Theory in Bio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ASTRONOMIA / FÍSICA <text:s text:c="30"/></text:p>
          </table:table-cell>
          <table:table-cell office:value-type="string">
            <text:p>Thin Solid Fil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216</text:p>
          </table:table-cell>
          <table:table-cell office:value-type="string">
            <text:p>ASTRONOMIA / FÍSICA <text:s text:c="30"/></text:p>
          </table:table-cell>
          <table:table-cell office:value-type="string">
            <text:p>Topics in Applie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ASTRONOMIA / FÍSICA <text:s text:c="30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18X</text:p>
          </table:table-cell>
          <table:table-cell office:value-type="string">
            <text:p>ASTRONOMIA / FÍSICA <text:s text:c="30"/></text:p>
          </table:table-cell>
          <table:table-cell office:value-type="string">
            <text:p>Transactions of the American Nuclear Soci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ASTRONOMIA / FÍSICA <text:s text:c="30"/></text:p>
          </table:table-cell>
          <table:table-cell office:value-type="string">
            <text:p>Transplantation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91</text:p>
          </table:table-cell>
          <table:table-cell office:value-type="string">
            <text:p>ASTRONOMIA / FÍSICA <text:s text:c="30"/></text:p>
          </table:table-cell>
          <table:table-cell office:value-type="string">
            <text:p>Ultramicroscop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207X</text:p>
          </table:table-cell>
          <table:table-cell office:value-type="string">
            <text:p>ASTRONOMIA / FÍSICA <text:s text:c="30"/></text:p>
          </table:table-cell>
          <table:table-cell office:value-type="string">
            <text:p>Vacuum (Oxfor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1663</text:p>
          </table:table-cell>
          <table:table-cell office:value-type="string">
            <text:p>ASTRONOMIA / FÍSICA <text:s text:c="30"/></text:p>
          </table:table-cell>
          <table:table-cell office:value-type="string">
            <text:p>Vadose Zo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ASTRONOMIA / FÍSICA <text:s text:c="30"/></text:p>
          </table:table-cell>
          <table:table-cell office:value-type="string">
            <text:p>Vibrational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38</text:p>
          </table:table-cell>
          <table:table-cell office:value-type="string">
            <text:p>ASTRONOMIA / FÍSICA <text:s text:c="30"/></text:p>
          </table:table-cell>
          <table:table-cell office:value-type="string">
            <text:p>Water S.A. (Cessou em 2005. Cont. ISSN 1816-7950 Water SA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ASTRONOMIA / FÍSICA <text:s text:c="30"/></text:p>
          </table:table-cell>
          <table:table-cell office:value-type="string">
            <text:p>Water, Air and Soil Pollu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ASTRONOMIA / FÍSICA <text:s text:c="30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ASTRONOMIA / FÍSICA <text:s text:c="30"/></text:p>
          </table:table-cell>
          <table:table-cell office:value-type="string">
            <text:p>X-Ray Spectro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968</text:p>
          </table:table-cell>
          <table:table-cell office:value-type="string">
            <text:p>ASTRONOMIA / FÍSICA <text:s text:c="30"/></text:p>
          </table:table-cell>
          <table:table-cell office:value-type="string">
            <text:p>Zeitschrift für Kristallograph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76</text:p>
          </table:table-cell>
          <table:table-cell office:value-type="string">
            <text:p>ASTRONOMIA / FÍSICA <text:s text:c="30"/></text:p>
          </table:table-cell>
          <table:table-cell office:value-type="string">
            <text:p>Zeitschrift für Naturforschung. B, A Journal of Chem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ASTRONOMIA / FÍSICA <text:s text:c="30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7-9073</text:p>
          </table:table-cell>
          <table:table-cell office:value-type="string">
            <text:p>ASTRONOMIA / FÍSICA <text:s text:c="30"/></text:p>
          </table:table-cell>
          <table:table-cell office:value-type="string">
            <text:p>Zhongguó wùli xuékan / Chinese Journal of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3:37</dc:date>
    <dc:creator>Marco Silva</dc:creator>
    <meta:document-statistic meta:table-count="1" meta:cell-count="3590" meta:object-count="0"/>
    <meta:generator>OpenOffice.org/3.2$Unix OpenOffice.org_project/320m12$Build-9483</meta:generator>
  </office:meta>
</office:document-meta>
</file>